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í" svg:font-family="Calibrí" style:font-family-generic="system"/>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708in" text:min-label-width="0.25in"/>
        <style:text-properties style:font-name="Symbol"/>
      </text:list-level-style-bullet>
      <text:list-level-style-bullet text:level="2" text:style-name="WW_CharLFO6LVL2" text:bullet-char="o">
        <style:list-level-properties text:space-before="0.7708in" text:min-label-width="0.25in"/>
        <style:text-properties style:font-name="Courier New"/>
      </text:list-level-style-bullet>
      <text:list-level-style-bullet text:level="3" text:style-name="WW_CharLFO6LVL3" text:bullet-char="">
        <style:list-level-properties text:space-before="1.2708in" text:min-label-width="0.25in"/>
        <style:text-properties style:font-name="Wingdings"/>
      </text:list-level-style-bullet>
      <text:list-level-style-bullet text:level="4" text:style-name="WW_CharLFO6LVL4" text:bullet-char="">
        <style:list-level-properties text:space-before="1.7708in" text:min-label-width="0.25in"/>
        <style:text-properties style:font-name="Symbol"/>
      </text:list-level-style-bullet>
      <text:list-level-style-bullet text:level="5" text:style-name="WW_CharLFO6LVL5" text:bullet-char="o">
        <style:list-level-properties text:space-before="2.2708in" text:min-label-width="0.25in"/>
        <style:text-properties style:font-name="Courier New"/>
      </text:list-level-style-bullet>
      <text:list-level-style-bullet text:level="6" text:style-name="WW_CharLFO6LVL6" text:bullet-char="">
        <style:list-level-properties text:space-before="2.7708in" text:min-label-width="0.25in"/>
        <style:text-properties style:font-name="Wingdings"/>
      </text:list-level-style-bullet>
      <text:list-level-style-bullet text:level="7" text:style-name="WW_CharLFO6LVL7" text:bullet-char="">
        <style:list-level-properties text:space-before="3.2708in" text:min-label-width="0.25in"/>
        <style:text-properties style:font-name="Symbol"/>
      </text:list-level-style-bullet>
      <text:list-level-style-bullet text:level="8" text:style-name="WW_CharLFO6LVL8" text:bullet-char="o">
        <style:list-level-properties text:space-before="3.7708in" text:min-label-width="0.25in"/>
        <style:text-properties style:font-name="Courier New"/>
      </text:list-level-style-bullet>
      <text:list-level-style-bullet text:level="9" text:style-name="WW_CharLFO6LVL9" text:bullet-char="">
        <style:list-level-properties text:space-before="4.2708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center"/>
      <style:text-properties fo:font-size="26pt" style:font-size-asian="26pt"/>
    </style:style>
    <style:style style:name="P6" style:parent-style-name="Normal" style:family="paragraph">
      <style:paragraph-properties fo:text-align="center"/>
      <style:text-properties fo:font-size="26pt" style:font-size-asian="26pt"/>
    </style:style>
    <style:style style:name="P7" style:parent-style-name="Normal" style:family="paragraph">
      <style:paragraph-properties fo:text-align="center"/>
      <style:text-properties fo:font-size="36pt" style:font-size-asian="36pt"/>
    </style:style>
    <style:style style:name="P8" style:parent-style-name="Normal" style:family="paragraph">
      <style:paragraph-properties fo:text-align="center"/>
      <style:text-properties fo:font-weight="bold" style:font-weight-asian="bold" fo:font-size="36pt" style:font-size-asian="36pt"/>
    </style:style>
    <style:style style:name="P9" style:parent-style-name="Normal" style:family="paragraph">
      <style:paragraph-properties fo:text-align="center"/>
      <style:text-properties fo:font-weight="bold" style:font-weight-asian="bold" fo:font-size="26pt" style:font-size-asian="26pt"/>
    </style:style>
    <style:style style:name="P10" style:parent-style-name="Normal" style:family="paragraph">
      <style:paragraph-properties fo:text-align="center"/>
      <style:text-properties fo:font-weight="bold" style:font-weight-asian="bold" fo:font-size="26pt" style:font-size-asian="26pt"/>
    </style:style>
    <style:style style:name="P11" style:parent-style-name="Normal" style:family="paragraph">
      <style:paragraph-properties fo:text-align="center"/>
      <style:text-properties fo:font-weight="bold" style:font-weight-asian="bold" fo:font-size="26pt" style:font-size-asian="26pt"/>
    </style:style>
    <style:style style:name="P12" style:parent-style-name="Normal" style:family="paragraph">
      <style:paragraph-properties fo:text-align="center"/>
      <style:text-properties fo:font-size="22pt" style:font-size-asian="22pt"/>
    </style:style>
    <style:style style:name="P13" style:parent-style-name="Normal" style:family="paragraph">
      <style:paragraph-properties fo:text-align="center"/>
      <style:text-properties fo:font-size="22pt" style:font-size-asian="22pt"/>
    </style:style>
    <style:style style:name="P14" style:parent-style-name="Normal" style:family="paragraph">
      <style:paragraph-properties fo:text-align="center"/>
      <style:text-properties fo:font-size="22pt" style:font-size-asian="22pt"/>
    </style:style>
    <style:style style:name="P15" style:parent-style-name="Normal" style:family="paragraph">
      <style:paragraph-properties fo:text-align="center"/>
      <style:text-properties fo:font-size="12pt" style:font-size-asian="12pt" style:font-size-complex="12pt"/>
    </style:style>
    <style:style style:name="TableColumn17" style:family="table-column">
      <style:table-column-properties style:column-width="2.2916in" style:use-optimal-column-width="false"/>
    </style:style>
    <style:style style:name="TableColumn18" style:family="table-column">
      <style:table-column-properties style:column-width="0.9062in" style:use-optimal-column-width="false"/>
    </style:style>
    <style:style style:name="TableColumn19" style:family="table-column">
      <style:table-column-properties style:column-width="2.875in" style:use-optimal-column-width="false"/>
    </style:style>
    <style:style style:name="Table16" style:family="table">
      <style:table-properties style:width="6.0729in" fo:margin-left="0.4437in" table:align="left"/>
    </style:style>
    <style:style style:name="TableRow20" style:family="table-row">
      <style:table-row-properties style:use-optimal-row-height="false"/>
    </style:style>
    <style:style style:name="TableCell21" style:family="table-cell">
      <style:table-cell-properties fo:border="none" fo:padding-top="0in" fo:padding-left="0.075in" fo:padding-bottom="0in" fo:padding-right="0.075in"/>
    </style:style>
    <style:style style:name="P22" style:parent-style-name="Normal" style:family="paragraph">
      <style:paragraph-properties fo:text-align="center" fo:margin-bottom="0in" fo:line-height="100%"/>
      <style:text-properties fo:font-size="12pt" style:font-size-asian="12pt" style:font-size-complex="12pt"/>
    </style:style>
    <style:style style:name="TableCell23" style:family="table-cell">
      <style:table-cell-properties fo:border="none" fo:padding-top="0in" fo:padding-left="0.075in" fo:padding-bottom="0in" fo:padding-right="0.075in"/>
    </style:style>
    <style:style style:name="P24" style:parent-style-name="Normal" style:family="paragraph">
      <style:paragraph-properties fo:text-align="center" fo:margin-bottom="0in" fo:line-height="100%"/>
      <style:text-properties fo:font-size="12pt" style:font-size-asian="12pt" style:font-size-complex="12pt"/>
    </style:style>
    <style:style style:name="TableCell25" style:family="table-cell">
      <style:table-cell-properties fo:border="none" fo:padding-top="0in" fo:padding-left="0.075in" fo:padding-bottom="0in" fo:padding-right="0.075in"/>
    </style:style>
    <style:style style:name="P26" style:parent-style-name="Normal" style:family="paragraph">
      <style:paragraph-properties fo:margin-bottom="0in" fo:line-height="100%"/>
      <style:text-properties fo:font-size="12pt" style:font-size-asian="12pt" style:font-size-complex="12pt"/>
    </style:style>
    <style:style style:name="TableRow27" style:family="table-row">
      <style:table-row-properties style:use-optimal-row-height="false"/>
    </style:style>
    <style:style style:name="TableCell28" style:family="table-cell">
      <style:table-cell-properties fo:border="none" fo:padding-top="0in" fo:padding-left="0.075in" fo:padding-bottom="0in" fo:padding-right="0.075in"/>
    </style:style>
    <style:style style:name="P29" style:parent-style-name="Normal" style:family="paragraph">
      <style:paragraph-properties fo:text-align="center" fo:margin-bottom="0in" fo:line-height="100%"/>
      <style:text-properties fo:font-size="12pt" style:font-size-asian="12pt" style:font-size-complex="12pt"/>
    </style:style>
    <style:style style:name="TableCell30" style:family="table-cell">
      <style:table-cell-properties fo:border="none" fo:padding-top="0in" fo:padding-left="0.075in" fo:padding-bottom="0in" fo:padding-right="0.075in"/>
    </style:style>
    <style:style style:name="P31" style:parent-style-name="Normal" style:family="paragraph">
      <style:paragraph-properties fo:text-align="center" fo:margin-bottom="0in" fo:line-height="100%"/>
      <style:text-properties fo:font-size="12pt" style:font-size-asian="12pt" style:font-size-complex="12pt"/>
    </style:style>
    <style:style style:name="TableCell32" style:family="table-cell">
      <style:table-cell-properties fo:border="none" fo:padding-top="0in" fo:padding-left="0.075in" fo:padding-bottom="0in" fo:padding-right="0.075in"/>
    </style:style>
    <style:style style:name="P33" style:parent-style-name="Normal" style:family="paragraph">
      <style:paragraph-properties fo:margin-bottom="0in" fo:line-height="100%"/>
      <style:text-properties fo:font-size="12pt" style:font-size-asian="12pt" style:font-size-complex="12pt"/>
    </style:style>
    <style:style style:name="TableRow34" style:family="table-row">
      <style:table-row-properties style:use-optimal-row-height="false"/>
    </style:style>
    <style:style style:name="TableCell35" style:family="table-cell">
      <style:table-cell-properties fo:border="none" fo:padding-top="0in" fo:padding-left="0.075in" fo:padding-bottom="0in" fo:padding-right="0.075in"/>
    </style:style>
    <style:style style:name="P36" style:parent-style-name="Normal" style:family="paragraph">
      <style:paragraph-properties fo:text-align="center" fo:margin-bottom="0in" fo:line-height="100%"/>
      <style:text-properties fo:font-size="12pt" style:font-size-asian="12pt" style:font-size-complex="12pt"/>
    </style:style>
    <style:style style:name="TableCell37" style:family="table-cell">
      <style:table-cell-properties fo:border="none" fo:padding-top="0in" fo:padding-left="0.075in" fo:padding-bottom="0in" fo:padding-right="0.075in"/>
    </style:style>
    <style:style style:name="P38" style:parent-style-name="Normal" style:family="paragraph">
      <style:paragraph-properties fo:text-align="center" fo:margin-bottom="0in" fo:line-height="100%"/>
      <style:text-properties fo:font-size="12pt" style:font-size-asian="12pt" style:font-size-complex="12pt"/>
    </style:style>
    <style:style style:name="TableCell39" style:family="table-cell">
      <style:table-cell-properties fo:border="none" fo:padding-top="0in" fo:padding-left="0.075in" fo:padding-bottom="0in" fo:padding-right="0.075in"/>
    </style:style>
    <style:style style:name="P40" style:parent-style-name="Normal" style:family="paragraph">
      <style:paragraph-properties fo:margin-bottom="0in" fo:line-height="100%">
        <style:tab-stops>
          <style:tab-stop style:type="left" style:position="0.302in"/>
        </style:tab-stops>
      </style:paragraph-properties>
      <style:text-properties fo:font-size="12pt" style:font-size-asian="12pt" style:font-size-complex="12pt"/>
    </style:style>
    <style:style style:name="TableRow41" style:family="table-row">
      <style:table-row-properties style:use-optimal-row-height="false"/>
    </style:style>
    <style:style style:name="TableCell42" style:family="table-cell">
      <style:table-cell-properties fo:border="none" fo:padding-top="0in" fo:padding-left="0.075in" fo:padding-bottom="0in" fo:padding-right="0.075in"/>
    </style:style>
    <style:style style:name="P43" style:parent-style-name="Normal" style:family="paragraph">
      <style:paragraph-properties fo:text-align="center" fo:margin-bottom="0in" fo:line-height="100%"/>
      <style:text-properties fo:font-size="12pt" style:font-size-asian="12pt" style:font-size-complex="12pt"/>
    </style:style>
    <style:style style:name="TableCell44" style:family="table-cell">
      <style:table-cell-properties fo:border="none" fo:padding-top="0in" fo:padding-left="0.075in" fo:padding-bottom="0in" fo:padding-right="0.075in"/>
    </style:style>
    <style:style style:name="P45" style:parent-style-name="Normal" style:family="paragraph">
      <style:paragraph-properties fo:text-align="center" fo:margin-bottom="0in" fo:line-height="100%"/>
      <style:text-properties fo:font-size="12pt" style:font-size-asian="12pt" style:font-size-complex="12pt"/>
    </style:style>
    <style:style style:name="TableCell46" style:family="table-cell">
      <style:table-cell-properties fo:border="none" fo:padding-top="0in" fo:padding-left="0.075in" fo:padding-bottom="0in" fo:padding-right="0.075in"/>
    </style:style>
    <style:style style:name="P47" style:parent-style-name="Normal" style:family="paragraph">
      <style:paragraph-properties fo:margin-bottom="0in" fo:line-height="100%"/>
      <style:text-properties fo:font-size="12pt" style:font-size-asian="12pt" style:font-size-complex="12pt"/>
    </style:style>
    <style:style style:name="TableRow48" style:family="table-row">
      <style:table-row-properties style:use-optimal-row-height="false"/>
    </style:style>
    <style:style style:name="TableCell49" style:family="table-cell">
      <style:table-cell-properties fo:border="none" fo:padding-top="0in" fo:padding-left="0.075in" fo:padding-bottom="0in" fo:padding-right="0.075in"/>
    </style:style>
    <style:style style:name="P50" style:parent-style-name="Normal" style:family="paragraph">
      <style:paragraph-properties fo:text-align="center" fo:margin-bottom="0in" fo:line-height="100%"/>
      <style:text-properties fo:font-size="12pt" style:font-size-asian="12pt" style:font-size-complex="12pt"/>
    </style:style>
    <style:style style:name="TableCell51" style:family="table-cell">
      <style:table-cell-properties fo:border="none" fo:padding-top="0in" fo:padding-left="0.075in" fo:padding-bottom="0in" fo:padding-right="0.075in"/>
    </style:style>
    <style:style style:name="P52" style:parent-style-name="Normal" style:family="paragraph">
      <style:paragraph-properties fo:text-align="center" fo:margin-bottom="0in" fo:line-height="100%"/>
      <style:text-properties fo:font-size="12pt" style:font-size-asian="12pt" style:font-size-complex="12pt"/>
    </style:style>
    <style:style style:name="TableCell53" style:family="table-cell">
      <style:table-cell-properties fo:border="none" fo:padding-top="0in" fo:padding-left="0.075in" fo:padding-bottom="0in" fo:padding-right="0.075in"/>
    </style:style>
    <style:style style:name="P54" style:parent-style-name="Normal" style:family="paragraph">
      <style:paragraph-properties fo:margin-bottom="0in" fo:line-height="100%"/>
      <style:text-properties fo:font-size="12pt" style:font-size-asian="12pt" style:font-size-complex="12pt"/>
    </style:style>
    <style:style style:name="TableRow55" style:family="table-row">
      <style:table-row-properties style:use-optimal-row-height="false"/>
    </style:style>
    <style:style style:name="TableCell56" style:family="table-cell">
      <style:table-cell-properties fo:border="none" fo:padding-top="0in" fo:padding-left="0.075in" fo:padding-bottom="0in" fo:padding-right="0.075in"/>
    </style:style>
    <style:style style:name="P57" style:parent-style-name="Normal" style:family="paragraph">
      <style:paragraph-properties fo:text-align="center" fo:margin-bottom="0in" fo:line-height="100%"/>
      <style:text-properties fo:font-size="12pt" style:font-size-asian="12pt" style:font-size-complex="12pt"/>
    </style:style>
    <style:style style:name="TableCell58" style:family="table-cell">
      <style:table-cell-properties fo:border="none" fo:padding-top="0in" fo:padding-left="0.075in" fo:padding-bottom="0in" fo:padding-right="0.075in"/>
    </style:style>
    <style:style style:name="P59" style:parent-style-name="Normal" style:family="paragraph">
      <style:paragraph-properties fo:text-align="center" fo:margin-bottom="0in" fo:line-height="100%"/>
      <style:text-properties fo:font-size="12pt" style:font-size-asian="12pt" style:font-size-complex="12pt"/>
    </style:style>
    <style:style style:name="TableCell60" style:family="table-cell">
      <style:table-cell-properties fo:border="none" fo:padding-top="0in" fo:padding-left="0.075in" fo:padding-bottom="0in" fo:padding-right="0.075in"/>
    </style:style>
    <style:style style:name="P61" style:parent-style-name="Normal" style:family="paragraph">
      <style:paragraph-properties fo:margin-bottom="0in" fo:line-height="100%">
        <style:tab-stops>
          <style:tab-stop style:type="left" style:position="0.7187in"/>
        </style:tab-stops>
      </style:paragraph-properties>
      <style:text-properties fo:font-size="12pt" style:font-size-asian="12pt" style:font-size-complex="12pt"/>
    </style:style>
    <style:style style:name="TableRow62" style:family="table-row">
      <style:table-row-properties style:use-optimal-row-height="false"/>
    </style:style>
    <style:style style:name="TableCell63" style:family="table-cell">
      <style:table-cell-properties fo:border="none" fo:padding-top="0in" fo:padding-left="0.075in" fo:padding-bottom="0in" fo:padding-right="0.075in"/>
    </style:style>
    <style:style style:name="P64" style:parent-style-name="Normal" style:family="paragraph">
      <style:paragraph-properties fo:text-align="center" fo:margin-bottom="0in" fo:line-height="100%"/>
      <style:text-properties fo:font-size="12pt" style:font-size-asian="12pt" style:font-size-complex="12pt"/>
    </style:style>
    <style:style style:name="TableCell65" style:family="table-cell">
      <style:table-cell-properties fo:border="none" fo:padding-top="0in" fo:padding-left="0.075in" fo:padding-bottom="0in" fo:padding-right="0.075in"/>
    </style:style>
    <style:style style:name="P66" style:parent-style-name="Normal" style:family="paragraph">
      <style:paragraph-properties fo:text-align="center" fo:margin-bottom="0in" fo:line-height="100%"/>
      <style:text-properties fo:font-size="12pt" style:font-size-asian="12pt" style:font-size-complex="12pt"/>
    </style:style>
    <style:style style:name="TableCell67" style:family="table-cell">
      <style:table-cell-properties fo:border="none" fo:padding-top="0in" fo:padding-left="0.075in" fo:padding-bottom="0in" fo:padding-right="0.075in"/>
    </style:style>
    <style:style style:name="P68" style:parent-style-name="Normal" style:family="paragraph">
      <style:paragraph-properties fo:margin-bottom="0in" fo:line-height="100%"/>
      <style:text-properties fo:font-size="12pt" style:font-size-asian="12pt" style:font-size-complex="12pt"/>
    </style:style>
    <style:style style:name="P69" style:parent-style-name="Normal" style:family="paragraph">
      <style:paragraph-properties fo:text-align="center"/>
      <style:text-properties fo:font-size="12pt" style:font-size-asian="12pt" style:font-size-complex="12pt"/>
    </style:style>
    <style:style style:name="P70" style:parent-style-name="Normal" style:family="paragraph">
      <style:paragraph-properties>
        <style:tab-stops>
          <style:tab-stop style:type="left" style:position="0.8229in"/>
          <style:tab-stop style:type="left" style:position="4.4895in"/>
        </style:tab-stops>
      </style:paragraph-properties>
    </style:style>
    <style:style style:name="P71" style:parent-style-name="Normal" style:family="paragraph">
      <style:paragraph-properties>
        <style:tab-stops>
          <style:tab-stop style:type="left" style:position="0.8229in"/>
          <style:tab-stop style:type="left" style:position="4.4895in"/>
        </style:tab-stops>
      </style:paragraph-properties>
    </style:style>
    <style:style style:name="P72" style:parent-style-name="Normal" style:family="paragraph">
      <style:paragraph-properties>
        <style:tab-stops>
          <style:tab-stop style:type="left" style:position="0.8229in"/>
          <style:tab-stop style:type="left" style:position="4.4895in"/>
        </style:tab-stops>
      </style:paragraph-properties>
    </style:style>
    <style:style style:name="P73" style:parent-style-name="Normal" style:family="paragraph">
      <style:paragraph-properties>
        <style:tab-stops>
          <style:tab-stop style:type="left" style:position="0.8229in"/>
          <style:tab-stop style:type="left" style:position="4.4895in"/>
        </style:tab-stops>
      </style:paragraph-properties>
    </style:style>
    <style:style style:name="P74" style:parent-style-name="Normal" style:family="paragraph">
      <style:paragraph-properties>
        <style:tab-stops>
          <style:tab-stop style:type="left" style:position="0.8229in"/>
          <style:tab-stop style:type="left" style:position="4.4895in"/>
        </style:tab-stops>
      </style:paragraph-properties>
    </style:style>
    <style:style style:name="P75" style:parent-style-name="Normal" style:family="paragraph">
      <style:paragraph-properties>
        <style:tab-stops>
          <style:tab-stop style:type="left" style:position="0.8229in"/>
          <style:tab-stop style:type="left" style:position="4.4895in"/>
        </style:tab-stops>
      </style:paragraph-properties>
    </style:style>
    <style:style style:name="P76" style:parent-style-name="Normal" style:family="paragraph">
      <style:paragraph-properties>
        <style:tab-stops>
          <style:tab-stop style:type="left" style:position="0.8229in"/>
          <style:tab-stop style:type="left" style:position="4.4895in"/>
        </style:tab-stops>
      </style:paragraph-properties>
    </style:style>
    <style:style style:name="P77" style:parent-style-name="Normal" style:family="paragraph">
      <style:paragraph-properties>
        <style:tab-stops>
          <style:tab-stop style:type="left" style:position="0.8229in"/>
          <style:tab-stop style:type="left" style:position="4.4895in"/>
        </style:tab-stops>
      </style:paragraph-properties>
    </style:style>
    <style:style style:name="P78" style:parent-style-name="Normal" style:family="paragraph">
      <style:paragraph-properties>
        <style:tab-stops>
          <style:tab-stop style:type="left" style:position="0.8229in"/>
          <style:tab-stop style:type="left" style:position="4.4895in"/>
        </style:tab-stops>
      </style:paragraph-properties>
    </style:style>
    <style:style style:name="P79" style:parent-style-name="Normal" style:family="paragraph">
      <style:paragraph-properties>
        <style:tab-stops>
          <style:tab-stop style:type="left" style:position="0.8229in"/>
          <style:tab-stop style:type="left" style:position="4.4895in"/>
        </style:tab-stops>
      </style:paragraph-properties>
    </style:style>
    <style:style style:name="P80" style:parent-style-name="Normal" style:family="paragraph">
      <style:paragraph-properties>
        <style:tab-stops>
          <style:tab-stop style:type="left" style:position="0.8229in"/>
          <style:tab-stop style:type="left" style:position="4.4895in"/>
        </style:tab-stops>
      </style:paragraph-properties>
    </style:style>
    <style:style style:name="P81" style:parent-style-name="Normal" style:family="paragraph">
      <style:paragraph-properties>
        <style:tab-stops>
          <style:tab-stop style:type="left" style:position="0.8229in"/>
          <style:tab-stop style:type="left" style:position="4.4895in"/>
        </style:tab-stops>
      </style:paragraph-properties>
    </style:style>
    <style:style style:name="P82" style:parent-style-name="Heading1" style:family="paragraph">
      <style:paragraph-properties fo:break-before="page"/>
    </style:style>
    <style:style style:name="P83" style:parent-style-name="Heading1" style:family="paragraph">
      <style:paragraph-properties fo:break-before="page"/>
    </style:style>
    <style:style style:name="P84" style:parent-style-name="Heading1" style:family="paragraph">
      <style:paragraph-properties fo:break-before="page"/>
    </style:style>
    <style:style style:name="P85" style:parent-style-name="Heading1" style:family="paragraph">
      <style:paragraph-properties fo:break-before="page"/>
    </style:style>
    <style:style style:name="P86" style:parent-style-name="Heading1" style:family="paragraph">
      <style:paragraph-properties fo:break-before="page"/>
    </style:style>
    <style:style style:name="P87" style:parent-style-name="Heading1" style:family="paragraph">
      <style:paragraph-properties fo:break-before="page"/>
    </style:style>
    <style:style style:name="P88" style:parent-style-name="Heading1" style:family="paragraph">
      <style:paragraph-properties fo:break-before="page"/>
    </style:style>
    <style:style style:name="P89" style:parent-style-name="Normal" style:list-style-name="LFO1" style:family="paragraph"/>
    <style:style style:name="P90" style:parent-style-name="Normal" style:list-style-name="LFO1" style:family="paragraph"/>
    <style:style style:name="P91" style:parent-style-name="Normal" style:list-style-name="LFO1" style:family="paragraph"/>
    <style:style style:name="P92" style:parent-style-name="Normal" style:list-style-name="LFO1" style:family="paragraph"/>
    <style:style style:name="P93" style:parent-style-name="Normal" style:list-style-name="LFO1" style:family="paragraph"/>
    <style:style style:name="P94" style:parent-style-name="Normal" style:list-style-name="LFO1" style:family="paragraph"/>
    <style:style style:name="P95" style:parent-style-name="Heading1" style:family="paragraph">
      <style:paragraph-properties fo:break-before="page"/>
    </style:style>
    <style:style style:name="P96" style:parent-style-name="Heading1" style:family="paragraph">
      <style:paragraph-properties fo:break-before="page"/>
    </style:style>
    <style:style style:name="T97"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P98" style:parent-style-name="ListParagraph" style:list-style-name="LFO17" style:family="paragraph"/>
    <style:style style:name="P99" style:parent-style-name="ListParagraph" style:list-style-name="LFO17" style:family="paragraph"/>
    <style:style style:name="P100" style:parent-style-name="ListParagraph" style:list-style-name="LFO17" style:family="paragraph"/>
    <style:style style:name="T101" style:parent-style-name="Fuentedepárrafopredeter." style:family="text">
      <style:text-properties style:text-underline-type="single" style:text-underline-style="solid" style:text-underline-width="auto" style:text-underline-mode="continuous"/>
    </style:style>
    <style:style style:name="T102" style:parent-style-name="Fuentedepárrafopredeter." style:family="text">
      <style:text-properties style:use-window-font-color="true"/>
    </style:style>
    <style:style style:name="T103"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04" style:parent-style-name="Fuentedepárrafopredeter." style:family="text">
      <style:text-properties fo:font-weight="normal" style:font-weight-asian="normal" style:font-weight-complex="normal" style:use-window-font-color="true"/>
    </style:style>
    <style:style style:name="P105" style:parent-style-name="ListParagraph" style:list-style-name="LFO15" style:family="paragraph"/>
    <style:style style:name="P106" style:parent-style-name="ListParagraph" style:list-style-name="LFO15" style:family="paragraph"/>
    <style:style style:name="P107" style:parent-style-name="ListParagraph" style:list-style-name="LFO15" style:family="paragraph"/>
    <style:style style:name="P108" style:parent-style-name="ListParagraph" style:list-style-name="LFO15" style:family="paragraph"/>
    <style:style style:name="P109" style:parent-style-name="ListParagraph" style:list-style-name="LFO15" style:family="paragraph"/>
    <style:style style:name="P110" style:parent-style-name="ListParagraph" style:list-style-name="LFO15" style:family="paragraph"/>
    <style:style style:name="P111" style:parent-style-name="ListParagraph" style:list-style-name="LFO15" style:family="paragraph"/>
    <style:style style:name="P112" style:parent-style-name="ListParagraph" style:list-style-name="LFO15" style:family="paragraph"/>
    <style:style style:name="T113"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14" style:parent-style-name="Fuentedepárrafopredeter." style:family="text">
      <style:text-properties fo:font-weight="normal" style:font-weight-asian="normal" style:font-weight-complex="normal" style:use-window-font-color="true"/>
    </style:style>
    <style:style style:name="T115" style:parent-style-name="Fuentedepárrafopredeter." style:family="text">
      <style:text-properties style:use-window-font-color="true" style:text-underline-type="single" style:text-underline-style="solid" style:text-underline-width="auto" style:text-underline-mode="continuous"/>
    </style:style>
    <style:style style:name="T116" style:parent-style-name="Fuentedepárrafopredeter." style:family="text">
      <style:text-properties style:use-window-font-color="true" style:text-underline-type="single" style:text-underline-style="solid" style:text-underline-width="auto" style:text-underline-mode="continuous"/>
    </style:style>
    <style:style style:name="T117" style:parent-style-name="Fuentedepárrafopredeter." style:family="text">
      <style:text-properties style:use-window-font-color="true" style:text-underline-type="single" style:text-underline-style="solid" style:text-underline-width="auto" style:text-underline-mode="continuous"/>
    </style:style>
    <style:style style:name="T118" style:parent-style-name="Fuentedepárrafopredeter." style:family="text">
      <style:text-properties style:use-window-font-color="true" style:text-underline-type="single" style:text-underline-style="solid" style:text-underline-width="auto" style:text-underline-mode="continuous"/>
    </style:style>
    <style:style style:name="T119" style:parent-style-name="Fuentedepárrafopredeter." style:family="text">
      <style:text-properties style:font-name="Cambria" fo:font-weight="bold" style:font-weight-asian="bold" style:font-weight-complex="bold" style:text-underline-type="single" style:text-underline-style="solid" style:text-underline-width="auto" style:text-underline-mode="continuous"/>
    </style:style>
    <style:style style:name="T120" style:parent-style-name="Fuentedepárrafopredeter." style:family="text">
      <style:text-properties style:font-name="Cambria" fo:font-weight="bold" style:font-weight-asian="bold" style:font-weight-complex="bold"/>
    </style:style>
    <style:style style:name="T121" style:parent-style-name="Fuentedepárrafopredeter." style:family="text">
      <style:text-properties style:use-window-font-color="true"/>
    </style:style>
    <style:style style:name="T122" style:parent-style-name="Fuentedepárrafopredeter." style:family="text">
      <style:text-properties style:use-window-font-color="true"/>
    </style:style>
    <style:style style:name="T123" style:parent-style-name="Fuentedepárrafopredeter." style:family="text">
      <style:text-properties style:use-window-font-color="true"/>
    </style:style>
    <style:style style:name="T124" style:parent-style-name="Fuentedepárrafopredeter." style:family="text">
      <style:text-properties style:use-window-font-color="true"/>
    </style:style>
    <style:style style:name="T125" style:parent-style-name="Fuentedepárrafopredeter." style:family="text">
      <style:text-properties style:font-name="Cambria"/>
    </style:style>
    <style:style style:name="T126"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P127" style:parent-style-name="ListParagraph" style:list-style-name="LFO18" style:family="paragraph"/>
    <style:style style:name="P128" style:parent-style-name="ListParagraph" style:list-style-name="LFO18" style:family="paragraph"/>
    <style:style style:name="P129" style:parent-style-name="ListParagraph" style:list-style-name="LFO18" style:family="paragraph"/>
    <style:style style:name="P130" style:parent-style-name="ListParagraph" style:list-style-name="LFO18" style:family="paragraph"/>
    <style:style style:name="P131" style:parent-style-name="ListParagraph" style:list-style-name="LFO18" style:family="paragraph"/>
    <style:style style:name="P132" style:parent-style-name="ListParagraph" style:list-style-name="LFO18" style:family="paragraph"/>
    <style:style style:name="T133" style:parent-style-name="DefaultParagraphFont" style:family="text">
      <style:text-properties style:font-name="Cambria" style:text-underline-type="single" style:text-underline-style="solid" style:text-underline-width="auto" style:text-underline-mode="continuous"/>
    </style:style>
    <style:style style:name="T134" style:parent-style-name="Fuentedepárrafopredeter." style:family="text">
      <style:text-properties style:use-window-font-color="true"/>
    </style:style>
    <style:style style:name="T135" style:parent-style-name="Fuentedepárrafopredeter." style:family="text">
      <style:text-properties fo:font-weight="normal" style:font-weight-asian="normal" style:font-weight-complex="normal" fo:font-style="italic" style:font-style-asian="italic" style:font-style-complex="italic" style:use-window-font-color="true" style:text-underline-type="single" style:text-underline-style="solid" style:text-underline-width="auto" style:text-underline-mode="continuous"/>
    </style:style>
    <style:style style:name="P136" style:parent-style-name="ListParagraph" style:list-style-name="LFO20" style:family="paragraph"/>
    <style:style style:name="P137" style:parent-style-name="ListParagraph" style:list-style-name="LFO20" style:family="paragraph"/>
    <style:style style:name="P138" style:parent-style-name="ListParagraph" style:list-style-name="LFO20" style:family="paragraph"/>
    <style:style style:name="P139" style:parent-style-name="ListParagraph" style:list-style-name="LFO20" style:family="paragraph"/>
    <style:style style:name="T140"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41" style:parent-style-name="Fuentedepárrafopredeter." style:family="text">
      <style:text-properties style:use-window-font-color="true"/>
    </style:style>
    <style:style style:name="T142" style:parent-style-name="Fuentedepárrafopredeter." style:family="text">
      <style:text-properties style:use-window-font-color="true"/>
    </style:style>
    <style:style style:name="P143" style:parent-style-name="ListParagraph" style:list-style-name="LFO21" style:family="paragraph"/>
    <style:style style:name="P144" style:parent-style-name="ListParagraph" style:list-style-name="LFO21" style:family="paragraph"/>
    <style:style style:name="P145" style:parent-style-name="ListParagraph" style:list-style-name="LFO21" style:family="paragraph"/>
    <style:style style:name="P146" style:parent-style-name="ListParagraph" style:list-style-name="LFO21" style:family="paragraph"/>
    <style:style style:name="P147"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T148"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49" style:parent-style-name="Fuentedepárrafopredeter." style:family="text">
      <style:text-properties fo:font-weight="normal" style:font-weight-asian="normal" style:font-weight-complex="normal" fo:color="#000000" style:text-underline-type="single" style:text-underline-style="solid" style:text-underline-width="auto" style:text-underline-mode="continuous"/>
    </style:style>
    <style:style style:name="P150" style:parent-style-name="Heading4" style:family="paragraph">
      <style:paragraph-properties fo:break-before="page"/>
    </style:style>
    <style:style style:name="T151" style:parent-style-name="Fuentedepárrafopredeter." style:family="text">
      <style:text-properties fo:font-weight="normal" style:font-weight-asian="normal" style:font-weight-complex="normal" fo:color="#000000" style:text-underline-type="single" style:text-underline-style="solid" style:text-underline-width="auto" style:text-underline-mode="continuous"/>
    </style:style>
    <style:style style:name="P152" style:parent-style-name="Heading5" style:family="paragraph">
      <style:paragraph-properties fo:break-before="page"/>
    </style:style>
    <style:style style:name="T153" style:parent-style-name="Fuentedepárrafopredeter." style:family="text">
      <style:text-properties fo:font-weight="normal" style:font-weight-asian="normal" style:font-weight-complex="normal" fo:color="#000000" style:text-underline-type="single" style:text-underline-style="solid" style:text-underline-width="auto" style:text-underline-mode="continuous"/>
    </style:style>
    <style:style style:name="P154" style:parent-style-name="Heading3" style:family="paragraph">
      <style:paragraph-properties fo:break-before="page"/>
    </style:style>
    <style:style style:name="P155"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56"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57" style:parent-style-name="Heading4" style:family="paragraph">
      <style:paragraph-properties fo:break-before="page"/>
      <style:text-properties fo:font-weight="normal" style:font-weight-asian="normal" style:font-weight-complex="normal" fo:color="#000000" style:text-underline-type="single" style:text-underline-style="solid" style:text-underline-width="auto" style:text-underline-mode="continuous"/>
    </style:style>
    <style:style style:name="P158"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59" style:parent-style-name="Heading4" style:family="paragraph">
      <style:paragraph-properties fo:break-before="page"/>
      <style:text-properties fo:font-weight="normal" style:font-weight-asian="normal" style:font-weight-complex="normal" fo:color="#000000" style:text-underline-type="single" style:text-underline-style="solid" style:text-underline-width="auto" style:text-underline-mode="continuous"/>
    </style:style>
    <style:style style:name="P160"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61" style:parent-style-name="Heading2" style:family="paragraph">
      <style:paragraph-properties fo:break-before="page"/>
    </style:style>
    <style:style style:name="P162"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63"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64"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65" style:parent-style-name="ListParagraph" style:list-style-name="LFO22" style:family="paragraph"/>
    <style:style style:name="P166" style:parent-style-name="ListParagraph" style:list-style-name="LFO22" style:family="paragraph"/>
    <style:style style:name="P167" style:parent-style-name="ListParagraph" style:list-style-name="LFO22" style:family="paragraph"/>
    <style:style style:name="P168" style:parent-style-name="Heading1" style:family="paragraph">
      <style:paragraph-properties fo:break-before="page"/>
    </style:style>
    <style:style style:name="T169" style:parent-style-name="IntenseEmphasis" style:family="text">
      <style:text-properties style:font-name="Cambria"/>
    </style:style>
    <style:style style:name="P170" style:parent-style-name="NoSpacing" style:list-style-name="LFO2" style:family="paragraph"/>
    <style:style style:name="T171"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72" style:parent-style-name="NoSpacing" style:list-style-name="LFO2" style:family="paragraph"/>
    <style:style style:name="T173"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74" style:parent-style-name="NoSpacing" style:list-style-name="LFO2" style:family="paragraph"/>
    <style:style style:name="T175"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76" style:parent-style-name="NoSpacing" style:list-style-name="LFO2" style:family="paragraph"/>
    <style:style style:name="T177"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78" style:parent-style-name="NoSpacing" style:list-style-name="LFO2" style:family="paragraph"/>
    <style:style style:name="T179"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180" style:parent-style-name="NoSpacing" style:family="paragraph">
      <style:paragraph-properties fo:margin-left="0.5in">
        <style:tab-stops/>
      </style:paragraph-properties>
    </style:style>
    <style:style style:name="T181" style:parent-style-name="IntenseEmphasis" style:family="text">
      <style:text-properties style:font-name="Cambria"/>
    </style:style>
    <style:style style:name="P182" style:parent-style-name="NoSpacing" style:list-style-name="LFO3" style:family="paragraph"/>
    <style:style style:name="T183" style:parent-style-name="IntenseEmphasis" style:family="text">
      <style:text-properties style:font-name="Cambria" fo:font-weight="normal" style:font-weight-asian="normal" fo:font-style="normal" style:font-style-asian="normal" style:use-window-font-color="true"/>
    </style:style>
    <style:style style:name="P184" style:parent-style-name="NoSpacing" style:list-style-name="LFO3" style:family="paragraph"/>
    <style:style style:name="T185" style:parent-style-name="IntenseEmphasis" style:family="text">
      <style:text-properties style:font-name="Cambria" fo:font-weight="normal" style:font-weight-asian="normal" fo:font-style="normal" style:font-style-asian="normal" style:use-window-font-color="true"/>
    </style:style>
    <style:style style:name="P186" style:parent-style-name="NoSpacing" style:list-style-name="LFO3" style:family="paragraph"/>
    <style:style style:name="T187" style:parent-style-name="IntenseEmphasis" style:family="text">
      <style:text-properties style:font-name="Cambria" fo:font-weight="normal" style:font-weight-asian="normal" fo:font-style="normal" style:font-style-asian="normal" style:use-window-font-color="true"/>
    </style:style>
    <style:style style:name="P188" style:parent-style-name="NoSpacing" style:list-style-name="LFO3" style:family="paragraph"/>
    <style:style style:name="T189" style:parent-style-name="IntenseEmphasis" style:family="text">
      <style:text-properties style:font-name="Cambria" fo:font-weight="normal" style:font-weight-asian="normal" fo:font-style="normal" style:font-style-asian="normal" style:use-window-font-color="true"/>
    </style:style>
    <style:style style:name="P190" style:parent-style-name="NoSpacing" style:list-style-name="LFO3" style:family="paragraph"/>
    <style:style style:name="T191" style:parent-style-name="IntenseEmphasis" style:family="text">
      <style:text-properties style:font-name="Cambria" fo:font-weight="normal" style:font-weight-asian="normal" fo:font-style="normal" style:font-style-asian="normal" style:use-window-font-color="true"/>
    </style:style>
    <style:style style:name="P192" style:parent-style-name="NoSpacing" style:list-style-name="LFO3" style:family="paragraph"/>
    <style:style style:name="T193" style:parent-style-name="IntenseEmphasis" style:family="text">
      <style:text-properties style:font-name="Cambria" fo:font-weight="normal" style:font-weight-asian="normal" fo:font-style="normal" style:font-style-asian="normal" style:use-window-font-color="true"/>
    </style:style>
    <style:style style:name="P194" style:parent-style-name="NoSpacing" style:list-style-name="LFO3" style:family="paragraph"/>
    <style:style style:name="T195" style:parent-style-name="IntenseEmphasis" style:family="text">
      <style:text-properties style:font-name="Cambria" fo:font-weight="normal" style:font-weight-asian="normal" fo:font-style="normal" style:font-style-asian="normal" style:use-window-font-color="true"/>
    </style:style>
    <style:style style:name="P196" style:parent-style-name="NoSpacing" style:list-style-name="LFO3" style:family="paragraph"/>
    <style:style style:name="T197" style:parent-style-name="IntenseEmphasis" style:family="text">
      <style:text-properties style:font-name="Cambria" fo:font-weight="normal" style:font-weight-asian="normal" fo:font-style="normal" style:font-style-asian="normal" style:use-window-font-color="true"/>
    </style:style>
    <style:style style:name="P198" style:parent-style-name="NoSpacing" style:family="paragraph">
      <style:paragraph-properties fo:margin-left="0.5in">
        <style:tab-stops/>
      </style:paragraph-properties>
    </style:style>
    <style:style style:name="T199" style:parent-style-name="IntenseEmphasis" style:family="text">
      <style:text-properties style:font-name="Cambria"/>
    </style:style>
    <style:style style:name="T200" style:parent-style-name="IntenseEmphasis" style:family="text">
      <style:text-properties style:font-name="Calibrí" fo:font-weight="normal" style:font-weight-asian="normal" style:font-weight-complex="normal" fo:font-style="normal" style:font-style-asian="normal" style:font-style-complex="normal" fo:color="#000000"/>
    </style:style>
    <style:style style:name="T201" style:parent-style-name="IntenseEmphasis" style:family="text">
      <style:text-properties style:font-name="Cambria"/>
    </style:style>
    <style:style style:name="P202" style:parent-style-name="NoSpacing" style:list-style-name="LFO4" style:family="paragraph"/>
    <style:style style:name="T203"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T204"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T205"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06" style:parent-style-name="NoSpacing" style:list-style-name="LFO2" style:family="paragraph"/>
    <style:style style:name="T207"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08" style:parent-style-name="NoSpacing" style:list-style-name="LFO2" style:family="paragraph"/>
    <style:style style:name="T209"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10" style:parent-style-name="NoSpacing" style:list-style-name="LFO2" style:family="paragraph"/>
    <style:style style:name="T211"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12" style:parent-style-name="NoSpacing" style:list-style-name="LFO2" style:family="paragraph"/>
    <style:style style:name="T213"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14" style:parent-style-name="NoSpacing" style:list-style-name="LFO2" style:family="paragraph"/>
    <style:style style:name="T215"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16" style:parent-style-name="NoSpacing" style:list-style-name="LFO2" style:family="paragraph"/>
    <style:style style:name="T217"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18" style:parent-style-name="NoSpacing" style:list-style-name="LFO2" style:family="paragraph"/>
    <style:style style:name="T219"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20" style:parent-style-name="NoSpacing" style:family="paragraph">
      <style:paragraph-properties fo:margin-left="0.5in">
        <style:tab-stops/>
      </style:paragraph-properties>
    </style:style>
    <style:style style:name="T221" style:parent-style-name="IntenseEmphasis" style:family="text">
      <style:text-properties style:font-name="Cambria"/>
    </style:style>
    <style:style style:name="P222" style:parent-style-name="NoSpacing" style:list-style-name="LFO5" style:family="paragraph"/>
    <style:style style:name="T223" style:parent-style-name="IntenseEmphasis" style:family="text">
      <style:text-properties style:font-name="Cambria" fo:font-weight="normal" style:font-weight-asian="normal" fo:font-style="normal" style:font-style-asian="normal" style:use-window-font-color="true"/>
    </style:style>
    <style:style style:name="P224" style:parent-style-name="NoSpacing" style:list-style-name="LFO3" style:family="paragraph"/>
    <style:style style:name="T225" style:parent-style-name="IntenseEmphasis" style:family="text">
      <style:text-properties style:font-name="Cambria" fo:font-weight="normal" style:font-weight-asian="normal" fo:font-style="normal" style:font-style-asian="normal" style:use-window-font-color="true"/>
    </style:style>
    <style:style style:name="P226" style:parent-style-name="NoSpacing" style:list-style-name="LFO3" style:family="paragraph"/>
    <style:style style:name="T227" style:parent-style-name="IntenseEmphasis" style:family="text">
      <style:text-properties style:font-name="Cambria" fo:font-weight="normal" style:font-weight-asian="normal" fo:font-style="normal" style:font-style-asian="normal" style:use-window-font-color="true"/>
    </style:style>
    <style:style style:name="P228" style:parent-style-name="NoSpacing" style:list-style-name="LFO3" style:family="paragraph"/>
    <style:style style:name="T229" style:parent-style-name="IntenseEmphasis" style:family="text">
      <style:text-properties style:font-name="Cambria" fo:font-weight="normal" style:font-weight-asian="normal" fo:font-style="normal" style:font-style-asian="normal" style:use-window-font-color="true"/>
    </style:style>
    <style:style style:name="P230" style:parent-style-name="NoSpacing" style:family="paragraph">
      <style:paragraph-properties fo:margin-left="0.5in">
        <style:tab-stops/>
      </style:paragraph-properties>
    </style:style>
    <style:style style:name="T231" style:parent-style-name="IntenseEmphasis" style:family="text">
      <style:text-properties style:font-name="Cambria"/>
    </style:style>
    <style:style style:name="T232" style:parent-style-name="IntenseEmphasis" style:family="text">
      <style:text-properties style:font-name="Cambria"/>
    </style:style>
    <style:style style:name="P233" style:parent-style-name="NoSpacing" style:list-style-name="LFO6" style:family="paragraph"/>
    <style:style style:name="T234" style:parent-style-name="IntenseEmphasis" style:family="text">
      <style:text-properties style:font-name="Cambria" fo:font-weight="normal" style:font-weight-asian="normal" fo:font-style="normal" style:font-style-asian="normal" style:use-window-font-color="true"/>
    </style:style>
    <style:style style:name="P235" style:parent-style-name="NoSpacing" style:list-style-name="LFO7" style:family="paragraph"/>
    <style:style style:name="T236" style:parent-style-name="IntenseEmphasis" style:family="text">
      <style:text-properties style:font-name="Cambria" fo:font-weight="normal" style:font-weight-asian="normal" fo:font-style="normal" style:font-style-asian="normal" style:use-window-font-color="true"/>
    </style:style>
    <style:style style:name="P237" style:parent-style-name="NoSpacing" style:list-style-name="LFO2" style:family="paragraph"/>
    <style:style style:name="T238" style:parent-style-name="IntenseEmphasis" style:family="text">
      <style:text-properties style:font-name="Cambria" fo:font-weight="normal" style:font-weight-asian="normal" fo:font-style="normal" style:font-style-asian="normal" style:use-window-font-color="true"/>
    </style:style>
    <style:style style:name="T239" style:parent-style-name="IntenseEmphasis" style:family="text">
      <style:text-properties style:font-name="Cambria"/>
    </style:style>
    <style:style style:name="P240" style:parent-style-name="NoSpacing" style:list-style-name="LFO8" style:family="paragraph"/>
    <style:style style:name="T241" style:parent-style-name="IntenseEmphasis" style:family="text">
      <style:text-properties style:font-name="Cambria" fo:font-weight="normal" style:font-weight-asian="normal" fo:font-style="normal" style:font-style-asian="normal" style:use-window-font-color="true"/>
    </style:style>
    <style:style style:name="P242" style:parent-style-name="NoSpacing" style:list-style-name="LFO3" style:family="paragraph"/>
    <style:style style:name="T243" style:parent-style-name="IntenseEmphasis" style:family="text">
      <style:text-properties style:font-name="Cambria" fo:font-weight="normal" style:font-weight-asian="normal" fo:font-style="normal" style:font-style-asian="normal" style:use-window-font-color="true"/>
    </style:style>
    <style:style style:name="P244" style:parent-style-name="NoSpacing" style:list-style-name="LFO3" style:family="paragraph"/>
    <style:style style:name="T245" style:parent-style-name="IntenseEmphasis" style:family="text">
      <style:text-properties style:font-name="Cambria" fo:font-weight="normal" style:font-weight-asian="normal" fo:font-style="normal" style:font-style-asian="normal" style:use-window-font-color="true"/>
    </style:style>
    <style:style style:name="P246" style:parent-style-name="NoSpacing" style:family="paragraph">
      <style:paragraph-properties fo:margin-left="0.5in">
        <style:tab-stops/>
      </style:paragraph-properties>
    </style:style>
    <style:style style:name="T247" style:parent-style-name="IntenseEmphasis" style:family="text">
      <style:text-properties style:font-name="Cambria"/>
    </style:style>
    <style:style style:name="T248" style:parent-style-name="IntenseEmphasis" style:family="text">
      <style:text-properties style:font-name="Cambria"/>
    </style:style>
    <style:style style:name="P249" style:parent-style-name="NoSpacing" style:list-style-name="LFO9" style:family="paragraph"/>
    <style:style style:name="T250" style:parent-style-name="IntenseEmphasis" style:family="text">
      <style:text-properties style:font-name="Cambria" fo:font-weight="normal" style:font-weight-asian="normal" fo:font-style="normal" style:font-style-asian="normal" style:use-window-font-color="true"/>
    </style:style>
    <style:style style:name="P251" style:parent-style-name="NoSpacing" style:list-style-name="LFO2" style:family="paragraph"/>
    <style:style style:name="T252" style:parent-style-name="IntenseEmphasis" style:family="text">
      <style:text-properties style:font-name="Cambria" fo:font-weight="normal" style:font-weight-asian="normal" fo:font-style="normal" style:font-style-asian="normal" style:use-window-font-color="true"/>
    </style:style>
    <style:style style:name="P253" style:parent-style-name="NoSpacing" style:list-style-name="LFO2" style:family="paragraph"/>
    <style:style style:name="T254" style:parent-style-name="IntenseEmphasis" style:family="text">
      <style:text-properties style:font-name="Cambria" fo:font-weight="normal" style:font-weight-asian="normal" fo:font-style="normal" style:font-style-asian="normal" style:use-window-font-color="true"/>
    </style:style>
    <style:style style:name="P255" style:parent-style-name="NoSpacing" style:list-style-name="LFO2" style:family="paragraph"/>
    <style:style style:name="T256" style:parent-style-name="IntenseEmphasis" style:family="text">
      <style:text-properties style:font-name="Cambria" fo:font-weight="normal" style:font-weight-asian="normal" fo:font-style="normal" style:font-style-asian="normal" style:use-window-font-color="true"/>
    </style:style>
    <style:style style:name="P257" style:parent-style-name="NoSpacing" style:list-style-name="LFO2" style:family="paragraph"/>
    <style:style style:name="T258" style:parent-style-name="IntenseEmphasis" style:family="text">
      <style:text-properties style:font-name="Cambria" fo:font-weight="normal" style:font-weight-asian="normal" fo:font-style="normal" style:font-style-asian="normal" style:use-window-font-color="true"/>
    </style:style>
    <style:style style:name="T259" style:parent-style-name="IntenseEmphasis" style:family="text">
      <style:text-properties style:font-name="Cambria"/>
    </style:style>
    <style:style style:name="P260" style:parent-style-name="NoSpacing" style:list-style-name="LFO10" style:family="paragraph"/>
    <style:style style:name="T261" style:parent-style-name="IntenseEmphasis" style:family="text">
      <style:text-properties style:font-name="Cambria" fo:font-weight="normal" style:font-weight-asian="normal" fo:font-style="normal" style:font-style-asian="normal" style:use-window-font-color="true"/>
    </style:style>
    <style:style style:name="P262" style:parent-style-name="NoSpacing" style:list-style-name="LFO3" style:family="paragraph"/>
    <style:style style:name="T263" style:parent-style-name="IntenseEmphasis" style:family="text">
      <style:text-properties style:font-name="Cambria" fo:font-weight="normal" style:font-weight-asian="normal" fo:font-style="normal" style:font-style-asian="normal" style:use-window-font-color="true"/>
    </style:style>
    <style:style style:name="P264" style:parent-style-name="NoSpacing" style:list-style-name="LFO3" style:family="paragraph"/>
    <style:style style:name="T265" style:parent-style-name="IntenseEmphasis" style:family="text">
      <style:text-properties style:font-name="Cambria" fo:font-weight="normal" style:font-weight-asian="normal" fo:font-style="normal" style:font-style-asian="normal" style:use-window-font-color="true"/>
    </style:style>
    <style:style style:name="P266" style:parent-style-name="NoSpacing" style:family="paragraph">
      <style:paragraph-properties fo:margin-left="0.5in">
        <style:tab-stops/>
      </style:paragraph-properties>
    </style:style>
    <style:style style:name="T267" style:parent-style-name="IntenseEmphasis" style:family="text">
      <style:text-properties style:font-name="Cambria"/>
    </style:style>
    <style:style style:name="T268" style:parent-style-name="IntenseEmphasis" style:family="text">
      <style:text-properties style:font-name="Cambria"/>
    </style:style>
    <style:style style:name="P269" style:parent-style-name="NoSpacing" style:list-style-name="LFO11" style:family="paragraph"/>
    <style:style style:name="T270" style:parent-style-name="IntenseEmphasis" style:family="text">
      <style:text-properties style:font-name="Cambria" fo:font-weight="normal" style:font-weight-asian="normal" fo:font-style="normal" style:font-style-asian="normal" style:use-window-font-color="true"/>
    </style:style>
    <style:style style:name="T271" style:parent-style-name="IntenseEmphasis" style:family="text">
      <style:text-properties style:font-name="Cambria" fo:font-weight="normal" style:font-weight-asian="normal" fo:font-style="normal" style:font-style-asian="normal" style:use-window-font-color="true"/>
    </style:style>
    <style:style style:name="T272" style:parent-style-name="IntenseEmphasis" style:family="text">
      <style:text-properties style:font-name="Cambria" fo:font-weight="normal" style:font-weight-asian="normal" fo:font-style="normal" style:font-style-asian="normal" style:use-window-font-color="true"/>
    </style:style>
    <style:style style:name="P273" style:parent-style-name="NoSpacing" style:list-style-name="LFO2" style:family="paragraph"/>
    <style:style style:name="T274" style:parent-style-name="IntenseEmphasis" style:family="text">
      <style:text-properties style:font-name="Cambria" fo:font-weight="normal" style:font-weight-asian="normal" fo:font-style="normal" style:font-style-asian="normal" style:use-window-font-color="true"/>
    </style:style>
    <style:style style:name="P275" style:parent-style-name="NoSpacing" style:list-style-name="LFO2" style:family="paragraph"/>
    <style:style style:name="T276" style:parent-style-name="IntenseEmphasis" style:family="text">
      <style:text-properties style:font-name="Cambria" fo:font-weight="normal" style:font-weight-asian="normal" fo:font-style="normal" style:font-style-asian="normal" style:use-window-font-color="true"/>
    </style:style>
    <style:style style:name="P277" style:parent-style-name="NoSpacing" style:list-style-name="LFO2" style:family="paragraph"/>
    <style:style style:name="T278" style:parent-style-name="IntenseEmphasis" style:family="text">
      <style:text-properties style:font-name="Cambria" fo:font-weight="normal" style:font-weight-asian="normal" fo:font-style="normal" style:font-style-asian="normal" style:use-window-font-color="true"/>
    </style:style>
    <style:style style:name="P279" style:parent-style-name="NoSpacing" style:family="paragraph">
      <style:paragraph-properties fo:margin-left="0.5in">
        <style:tab-stops/>
      </style:paragraph-properties>
    </style:style>
    <style:style style:name="T280" style:parent-style-name="IntenseEmphasis" style:family="text">
      <style:text-properties style:font-name="Cambria"/>
    </style:style>
    <style:style style:name="P281" style:parent-style-name="NoSpacing" style:list-style-name="LFO12" style:family="paragraph"/>
    <style:style style:name="T282" style:parent-style-name="IntenseEmphasis" style:family="text">
      <style:text-properties style:font-name="Cambria" fo:font-weight="normal" style:font-weight-asian="normal" fo:font-style="normal" style:font-style-asian="normal" style:use-window-font-color="true"/>
    </style:style>
    <style:style style:name="P283" style:parent-style-name="NoSpacing" style:list-style-name="LFO3" style:family="paragraph"/>
    <style:style style:name="T284" style:parent-style-name="IntenseEmphasis" style:family="text">
      <style:text-properties style:font-name="Cambria" fo:font-weight="normal" style:font-weight-asian="normal" fo:font-style="normal" style:font-style-asian="normal" style:use-window-font-color="true"/>
    </style:style>
    <style:style style:name="P285" style:parent-style-name="NoSpacing" style:list-style-name="LFO3" style:family="paragraph"/>
    <style:style style:name="T286" style:parent-style-name="IntenseEmphasis" style:family="text">
      <style:text-properties style:font-name="Cambria" fo:font-weight="normal" style:font-weight-asian="normal" fo:font-style="normal" style:font-style-asian="normal" style:use-window-font-color="true"/>
    </style:style>
    <style:style style:name="P287" style:parent-style-name="NoSpacing" style:family="paragraph">
      <style:paragraph-properties fo:margin-left="0.5in">
        <style:tab-stops/>
      </style:paragraph-properties>
    </style:style>
    <style:style style:name="T288" style:parent-style-name="IntenseEmphasis" style:family="text">
      <style:text-properties style:font-name="Cambria"/>
    </style:style>
    <style:style style:name="T289" style:parent-style-name="IntenseEmphasis" style:family="text">
      <style:text-properties style:font-name="Calibrí" fo:font-weight="normal" style:font-weight-asian="normal" style:font-weight-complex="normal" fo:font-style="normal" style:font-style-asian="normal" style:font-style-complex="normal" fo:color="#000000"/>
    </style:style>
    <style:style style:name="T290" style:parent-style-name="IntenseEmphasis" style:family="text">
      <style:text-properties style:font-name="Cambria"/>
    </style:style>
    <style:style style:name="P291" style:parent-style-name="ListParagraph" style:list-style-name="LFO13" style:family="paragraph">
      <style:text-properties style:font-name="Cambria" fo:color="#000000"/>
    </style:style>
    <style:style style:name="P292" style:parent-style-name="ListParagraph" style:list-style-name="LFO6" style:family="paragraph">
      <style:text-properties style:font-name="Cambria" fo:color="#000000"/>
    </style:style>
    <style:style style:name="P293" style:parent-style-name="ListParagraph" style:list-style-name="LFO6" style:family="paragraph">
      <style:text-properties style:font-name="Cambria" fo:color="#000000"/>
    </style:style>
    <style:style style:name="P294" style:parent-style-name="ListParagraph" style:list-style-name="LFO6" style:family="paragraph"/>
    <style:style style:name="T295" style:parent-style-name="DefaultParagraphFont" style:family="text">
      <style:text-properties style:font-name="Cambria" fo:color="#000000"/>
    </style:style>
    <style:style style:name="T296" style:parent-style-name="DefaultParagraphFont" style:family="text">
      <style:text-properties style:font-name="Cambria" fo:color="#000000"/>
    </style:style>
    <style:style style:name="T297" style:parent-style-name="IntenseEmphasis" style:family="text">
      <style:text-properties style:font-name="Cambria"/>
    </style:style>
    <style:style style:name="P298" style:parent-style-name="ListParagraph" style:list-style-name="LFO14" style:family="paragraph">
      <style:text-properties style:font-name="Cambria" fo:color="#000000"/>
    </style:style>
    <style:style style:name="P299" style:parent-style-name="ListParagraph" style:list-style-name="LFO14" style:family="paragraph">
      <style:text-properties style:font-name="Cambria" fo:color="#000000"/>
    </style:style>
    <style:style style:name="P300" style:parent-style-name="Heading1" style:family="paragraph">
      <style:paragraph-properties fo:break-before="page"/>
    </style:style>
    <style:style style:name="P301" style:parent-style-name="Normal" style:family="paragraph">
      <style:paragraph-properties fo:margin-bottom="0in" fo:margin-left="-0.433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text:p>
      <text:p text:style-name="P6"/>
      <text:p text:style-name="P7">Trabajo práctico</text:p>
      <text:p text:style-name="P8">TODOMUNDO Transportes</text:p>
      <text:p text:style-name="P9"/>
      <text:p text:style-name="P10"/>
      <text:p text:style-name="P11">Facultad de Ingenieria</text:p>
      <text:p text:style-name="P12">Analisis de la Informacion</text:p>
      <text:p text:style-name="P13"/>
      <text:p text:style-name="P14"/>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Adolfo Alfredo Ava</text:p>
          </table:table-cell>
          <table:table-cell table:style-name="TableCell23">
            <text:p text:style-name="P24">85650</text:p>
          </table:table-cell>
          <table:table-cell table:style-name="TableCell25">
            <text:p text:style-name="P26">adolfo.ava@gmail.com</text:p>
          </table:table-cell>
        </table:table-row>
        <table:table-row table:style-name="TableRow27">
          <table:table-cell table:style-name="TableCell28">
            <text:p text:style-name="P29">Agustin Sangregorio</text:p>
          </table:table-cell>
          <table:table-cell table:style-name="TableCell30">
            <text:p text:style-name="P31">85943</text:p>
          </table:table-cell>
          <table:table-cell table:style-name="TableCell32">
            <text:p text:style-name="P33">agustin.sangregorio@gmail.com</text:p>
          </table:table-cell>
        </table:table-row>
        <table:table-row table:style-name="TableRow34">
          <table:table-cell table:style-name="TableCell35">
            <text:p text:style-name="P36">Juan Manuel Rouco</text:p>
          </table:table-cell>
          <table:table-cell table:style-name="TableCell37">
            <text:p text:style-name="P38">84344</text:p>
          </table:table-cell>
          <table:table-cell table:style-name="TableCell39">
            <text:p text:style-name="P40">juanmanuel.rouco@gmail.com</text:p>
          </table:table-cell>
        </table:table-row>
        <table:table-row table:style-name="TableRow41">
          <table:table-cell table:style-name="TableCell42">
            <text:p text:style-name="P43">Maria Jimena Batllori</text:p>
          </table:table-cell>
          <table:table-cell table:style-name="TableCell44">
            <text:p text:style-name="P45">85809</text:p>
          </table:table-cell>
          <table:table-cell table:style-name="TableCell46">
            <text:p text:style-name="P47">mjbatllori@gmail.com</text:p>
          </table:table-cell>
        </table:table-row>
        <table:table-row table:style-name="TableRow48">
          <table:table-cell table:style-name="TableCell49">
            <text:p text:style-name="P50">Nicolás Ayala</text:p>
          </table:table-cell>
          <table:table-cell table:style-name="TableCell51">
            <text:p text:style-name="P52">88276</text:p>
          </table:table-cell>
          <table:table-cell table:style-name="TableCell53">
            <text:p text:style-name="P54">ncls.ayala@gmail.com</text:p>
          </table:table-cell>
        </table:table-row>
        <table:table-row table:style-name="TableRow55">
          <table:table-cell table:style-name="TableCell56">
            <text:p text:style-name="P57">Diego Machinsky</text:p>
          </table:table-cell>
          <table:table-cell table:style-name="TableCell58">
            <text:p text:style-name="P59">85373</text:p>
          </table:table-cell>
          <table:table-cell table:style-name="TableCell60">
            <text:p text:style-name="P61">malcha@gmail.com</text:p>
          </table:table-cell>
        </table:table-row>
        <table:table-row table:style-name="TableRow62">
          <table:table-cell table:style-name="TableCell63">
            <text:p text:style-name="P64">Nicolás Padula</text:p>
          </table:table-cell>
          <table:table-cell table:style-name="TableCell65">
            <text:p text:style-name="P66">83268</text:p>
          </table:table-cell>
          <table:table-cell table:style-name="TableCell67">
            <text:p text:style-name="P68">nicolaspadula@gmail.com</text:p>
          </table:table-cell>
        </table:table-row>
      </table:table>
      <text:p text:style-name="P69"/>
      <text:h text:style-name="Heading1" text:outline-level="1">Indice de contenidos</text:h>
      <text:p text:style-name="Normal"/>
      <text:p text:style-name="Normal"/>
      <text:p text:style-name="P70"><text:tab/>Objetivos<text:tab/>3</text:p>
      <text:p text:style-name="P71"><text:tab/>Glosario<text:tab/>4</text:p>
      <text:soft-page-break/>
      <text:p text:style-name="P72"><text:tab/>Alcance<text:tab/>5</text:p>
      <text:p text:style-name="P73"><text:tab/>Hipótesis<text:tab/>6</text:p>
      <text:p text:style-name="P74"><text:tab/>Diagrama de actividades<text:tab/>7</text:p>
      <text:p text:style-name="P75"><text:tab/>Tareas de las actividades<text:tab/>8</text:p>
      <text:p text:style-name="P76"><text:tab/>Modelo de casos de uso<text:tab/>10</text:p>
      <text:p text:style-name="P77"><text:tab/>Diagrama de casos de uso<text:tab/>12</text:p>
      <text:p text:style-name="P78"><text:tab/>Especificaciones de casos de uso<text:tab/>13</text:p>
      <text:p text:style-name="P79"><text:tab/>Clases participantes<text:tab/>29</text:p>
      <text:p text:style-name="P80"><text:tab/>Diagrama de Clases participantes<text:tab/>32</text:p>
      <text:p text:style-name="P81"><text:bookmark-start text:name="_Toc259145929"/></text:p>
      <text:h text:style-name="P82" text:outline-level="1"><text:bookmark-start text:name="_Toc259207967"/><text:bookmark-start text:name="_Toc259389706"/><text:soft-page-break/>Objetivo<text:bookmark-end text:name="_Toc259145929"/><text:bookmark-end text:name="_Toc259207967"/><text:bookmark-end text:name="_Toc259389706"/></text:h>
      <text:p text:style-name="Normal">Modeliza<text:bookmark-start text:name="_Toc259145930"/>r un sistema que permita almacenar información que posibilite realizar un seguimiento de la carga desde un punto de partida hasta un punto de llegada<text:bookmark-end text:name="_Toc259145930"/><text:s/>y <text:s/>la elección entre varios transportistas para formar cada ruta, teniendo en cuenta las rutas que cubre cada transportista y los medios de transporte que utilizan.</text:p>
      <text:h text:style-name="P83" text:outline-level="1"><text:bookmark-start text:name="_Toc259145931"/><text:bookmark-start text:name="_Toc259207968"/><text:bookmark-start text:name="_Toc259389707"/><text:soft-page-break/>Glosario<text:bookmark-end text:name="_Toc259145931"/><text:bookmark-end text:name="_Toc259207968"/><text:bookmark-end text:name="_Toc259389707"/></text:h>
      <text:p text:style-name="Normal"><text:bookmark-start text:name="_Toc259145932"/>Carga: Determinado producto que puede ser transportado o almacenado.<text:bookmark-end text:name="_Toc259145932"/></text:p>
      <text:p text:style-name="Normal"><text:bookmark-start text:name="_Toc259145933"/>Tramo: Se entiende como tramo a las diferentes formas de unir un punto de carga con un punto de descarga.<text:bookmark-end text:name="_Toc259145933"/></text:p>
      <text:p text:style-name="Normal"><text:bookmark-start text:name="_Toc259145934"/>Ruta: Conjunto de tramos que realiza una carga desde el punto de salida, hasta el punto de llegada.<text:bookmark-end text:name="_Toc259145934"/></text:p>
      <text:p text:style-name="Normal"><text:bookmark-start text:name="_Toc259145935"/>Itinerario: Seguimiento que se le realiza a una carga por una ruta determinada. También conocido como Hoja de Ruta.<text:bookmark-end text:name="_Toc259145935"/></text:p>
      <text:h text:style-name="P84" text:outline-level="1"><text:bookmark-start text:name="_Toc259145936"/><text:bookmark-start text:name="_Toc259207969"/><text:bookmark-start text:name="_Toc259389708"/><text:soft-page-break/>Alcance<text:bookmark-end text:name="_Toc259145936"/><text:bookmark-end text:name="_Toc259207969"/><text:bookmark-end text:name="_Toc259389708"/></text:h>
      <text:h text:style-name="Heading2" text:outline-level="2"><text:bookmark-start text:name="_Toc259145937"/><text:bookmark-start text:name="_Toc259207970"/><text:bookmark-start text:name="_Toc259389709"/>El sistema va a contemplar:<text:bookmark-end text:name="_Toc259145937"/><text:bookmark-end text:name="_Toc259207970"/><text:bookmark-end text:name="_Toc259389709"/></text:h>
      <text:p text:style-name="Normal"><text:bookmark-start text:name="_Toc259145938"/>El almacenamiento de la información de todos los clientes, para poder eliminarlos, modificarlos o hacer consultas de los mismos.<text:bookmark-end text:name="_Toc259145938"/></text:p>
      <text:p text:style-name="Normal"><text:bookmark-start text:name="_Toc259145939"/>El almacenamiento de la información de los distintos proveedores de transporte y servicios de depósito de cargas, que nos permita realizar envíos. Se podrá eliminar, modificar o realizar consultas sobre esta información.<text:bookmark-end text:name="_Toc259145939"/></text:p>
      <text:p text:style-name="Normal"><text:bookmark-start text:name="_Toc259145940"/>El almacenamiento de la información las cargas, para poder eliminarlas, modificarlas o hacer consultas de las mismas. En la consulta se permitirá realizar copias de los registros de cargas anteriores para poder reutilizarlos en los nuevos envíos.<text:bookmark-end text:name="_Toc259145940"/></text:p>
      <text:p text:style-name="Normal"><text:bookmark-start text:name="_Toc259145941"/>El almacenamiento de la información de rutas comunes o predeterminadas (entendiendose "rutas predeterminadas" a las rutas de transporte que son utilizadas habitualmente para las cargas que recibe la organización), para poder eliminarlas, modificarlas o hacer consultas de las mismas.<text:bookmark-end text:name="_Toc259145941"/></text:p>
      <text:p text:style-name="Normal"><text:bookmark-start text:name="_Toc259145942"/>El almacenamiento de la información de la posición de la carga cuando pase por un punto de control, para poder consultar la misma en cada momento. Entendiendo por punto de control a aduanas, peajes, cargas/descargas en depósitos/transportes.<text:bookmark-end text:name="_Toc259145942"/><text:s text:c="2"/></text:p>
      <text:p text:style-name="Normal"><text:bookmark-start text:name="_Toc259145943"/>El almacenamiento de la información de los datos correspondientes a las facturas para su posterior consulta y/o eliminación.<text:bookmark-end text:name="_Toc259145943"/></text:p>
      <text:p text:style-name="Normal">El almacenamiento de la información del estado de una factura (si se emitio o no).</text:p>
      <text:h text:style-name="Heading2" text:outline-level="2"><text:bookmark-start text:name="_Toc259145944"/><text:bookmark-start text:name="_Toc259207971"/><text:bookmark-start text:name="_Toc259389710"/>El sistema no va a contemplar:<text:bookmark-end text:name="_Toc259145944"/><text:bookmark-end text:name="_Toc259207971"/><text:bookmark-end text:name="_Toc259389710"/></text:h>
      <text:p text:style-name="Normal"><text:bookmark-start text:name="_Toc259145945"/>El almacenamiento de información sobre la posición de la carga en cada instante.<text:bookmark-end text:name="_Toc259145945"/></text:p>
      <text:p text:style-name="Normal">L<text:bookmark-start text:name="_Toc259145946"/>a emisión de las facturas, pero si guardará información sobre las facturas y su emisión.<text:bookmark-end text:name="_Toc259145946"/></text:p>
      <text:p text:style-name="Normal"><text:bookmark-start text:name="_Toc259145947"/>La funcionalidad de retirar la carga en el domicilio de los clientes<text:bookmark-end text:name="_Toc259145947"/><text:s/>como punto de partida.</text:p>
      <text:p text:style-name="Normal">La funcionalidad de logística de transportes, el sistema solo guardará información sobre quien se encarga del traslado, como y los puntos a los que va arribando.</text:p>
      <text:p text:style-name="Normal">La funcionalidad de decidir si un cliente es habitual o no, deberá ser ingresado manualmente por un operador autorizado.</text:p>
      <text:p text:style-name="Normal"/>
      <text:h text:style-name="P85" text:outline-level="1"><text:bookmark-start text:name="_Toc259145948"/><text:bookmark-start text:name="_Toc259207972"/><text:bookmark-start text:name="_Toc259389711"/><text:soft-page-break/>Hipótesis<text:bookmark-end text:name="_Toc259145948"/><text:bookmark-end text:name="_Toc259207972"/><text:bookmark-end text:name="_Toc259389711"/></text:h>
      <text:p text:style-name="Normal"><text:bookmark-start text:name="_Toc259145949"/>Se tercerizan los traslados, almacenamiento en depósitos y logística de carga/descarga.<text:bookmark-end text:name="_Toc259145949"/></text:p>
      <text:p text:style-name="Normal"><text:bookmark-start text:name="_Toc259145950"/>Todos los proveedores de servicio se haran cargo de los inconvenientes que pueden surgir si la carga no puede ser transportada en tiempo y forma.<text:bookmark-end text:name="_Toc259145950"/></text:p>
      <text:p text:style-name="Normal"><text:bookmark-start text:name="_Toc259145951"/>La sobre-venta no será tenida en cuenta por TODOMUNDO sino que corre por cuenta de los distintos proveedores de traslado.<text:bookmark-end text:name="_Toc259145951"/></text:p>
      <text:p text:style-name="Normal"><text:bookmark-start text:name="_Toc259145952"/>Los proveedores de transporte y servicios de depósito con los que trabaja TODOMUNDO suministrarán la información necesaria para el sistema.<text:bookmark-end text:name="_Toc259145952"/><text:s/>Esta información será: los tramos que maneja la compañía y con que tipo de transportes (si pueden transportar alimentos, cosas fragiles o seres vivos). Tambien se encargarán de proveer la información del último punto de control por donde pasó la carga.</text:p>
      <text:p text:style-name="Normal"><text:bookmark-start text:name="_Toc259145953"/>No se permite la modificación del destino de una carga, una vez que la misma partio hacia el destino fijado.<text:bookmark-end text:name="_Toc259145953"/></text:p>
      <text:p text:style-name="Normal"><text:bookmark-start text:name="_Toc259145954"/>Los distintos tipos de cargas que TODOMUNDO transporta están sujetos a la disponibilidad y factibilidad que los proveedores de transporte poseen para estos tipos de carga<text:bookmark-end text:name="_Toc259145954"/><text:s/>en un momento determinado.</text:p>
      <text:p text:style-name="Normal"><text:bookmark-start text:name="_Toc259145956"/>Los proveedores de transporte informarán los distintos tipos de cargas que pueden transportar en cada ruta.<text:bookmark-end text:name="_Toc259145956"/></text:p>
      <text:p text:style-name="Normal"><text:bookmark-start text:name="_Toc259145958"/>Los clientes no habituales deben pagar el total del costo de envio antes de realizarlo.<text:bookmark-end text:name="_Toc259145958"/></text:p>
      <text:p text:style-name="Normal"><text:bookmark-start text:name="_Toc259145959"/></text:p>
      <text:h text:style-name="P86" text:outline-level="1"><text:bookmark-start text:name="_Toc259207973"/><text:bookmark-start text:name="_Toc259389712"/><text:soft-page-break/>Diagrama de actividades<text:bookmark-end text:name="_Toc259145959"/><text:bookmark-end text:name="_Toc259207973"/><text:bookmark-end text:name="_Toc259389712"/></text:h>
      <text:h text:style-name="Heading2" text:outline-level="2"><text:bookmark-start text:name="_Toc259145960"/><text:bookmark-start text:name="_Toc259207974"/><text:bookmark-start text:name="_Toc259389713"/>Escenario Global – Enviar carga<text:bookmark-end text:name="_Toc259145960"/><text:bookmark-end text:name="_Toc259207974"/><text:bookmark-end text:name="_Toc259389713"/></text:h>
      <text:p text:style-name="Normal"><draw:frame draw:z-index="251658240" draw:style-name="a0" draw:name="gráficos3" text:anchor-type="paragraph" svg:x="0in" svg:y="0in" svg:width="6.49567in" svg:height="7.17717in" style:rel-width="scale" style:rel-height="scale"><draw:image xlink:href="" xlink:type="simple" xlink:show="embed" xlink:actuate="onLoad"/><svg:desc/></draw:frame></text:p>
      <text:h text:style-name="P87" text:outline-level="1"><text:bookmark-start text:name="_Toc259145961"/><text:bookmark-start text:name="_Toc259207975"/><text:bookmark-start text:name="_Toc259389714"/><text:soft-page-break/>Tareas de las actividad<text:bookmark-end text:name="_Toc259145961"/><text:bookmark-end text:name="_Toc259207975"/><text:bookmark-end text:name="_Toc259389714"/>es</text:h>
      <text:h text:style-name="Heading2" text:outline-level="2">Solicitar envío</text:h>
      <text:p text:style-name="Normal">El cliente pide consulta el envío de determinada carga.</text:p>
      <text:p text:style-name="Normal">El agente de ventas le pide los datos de la carga al cliente.</text:p>
      <text:p text:style-name="Normal">El cliente indica propiedades del paquete (peso, volumen y tipo de carga) y su prioridad de envío.</text:p>
      <text:p text:style-name="Normal">El agente de ventas consulta a los proveedores por el envío de la carga según sus propiedades.</text:p>
      <text:p text:style-name="Normal">El agente de ventas extrae proveedores candidatos para realizar el envío.</text:p>
      <text:p text:style-name="Normal">En caso de ser posible el envío, el agente de ventas le informa al cliente los tiempos estimados y precios disponibles.</text:p>
      <text:p text:style-name="Normal">Si el cliente se decide por una opcion de envío, entonces se registran sus datos y se da de alta el envío.</text:p>
      <text:h text:style-name="Heading2" text:outline-level="2"><text:bookmark-start text:name="_Toc259145970"/><text:bookmark-start text:name="_Toc259207978"/><text:bookmark-start text:name="_Toc259389717"/>Pagar envío<text:bookmark-end text:name="_Toc259145970"/><text:bookmark-end text:name="_Toc259207978"/><text:bookmark-end text:name="_Toc259389717"/></text:h>
      <text:p text:style-name="Normal"><text:bookmark-start text:name="_Toc259145971"/>El agente de ventas le informa al cliente que debe pagar para que se realice el envío.<text:bookmark-end text:name="_Toc259145971"/></text:p>
      <text:p text:style-name="Normal"><text:bookmark-start text:name="_Toc259145972"/>El cliente paga el envío.<text:bookmark-end text:name="_Toc259145972"/></text:p>
      <text:p text:style-name="Normal"><text:bookmark-start text:name="_Toc259145973"/>El agente de ventas deja constancia del envío pagado.<text:bookmark-end text:name="_Toc259145973"/></text:p>
      <text:h text:style-name="Heading2" text:outline-level="2"><text:bookmark-start text:name="_Toc259145974"/><text:bookmark-start text:name="_Toc259207979"/><text:bookmark-start text:name="_Toc259389718"/>Realizar envío<text:bookmark-end text:name="_Toc259145974"/><text:bookmark-end text:name="_Toc259207979"/><text:bookmark-end text:name="_Toc259389718"/></text:h>
      <text:p text:style-name="Normal"><text:bookmark-start text:name="_Toc259145975"/>Operaciones acuerda con las empresas transportistas el envío de la carga.<text:bookmark-end text:name="_Toc259145975"/></text:p>
      <text:p text:style-name="Normal"><text:bookmark-start text:name="_Toc259145976"/>El cliente despacha el paquete en el almacén de origen.<text:bookmark-end text:name="_Toc259145976"/></text:p>
      <text:p text:style-name="Normal"><text:bookmark-start text:name="_Toc259145977"/>El transportista recoge la carga en el almacen de origen e informa de este evento a Operaciones.<text:bookmark-end text:name="_Toc259145977"/></text:p>
      <text:p text:style-name="Normal"><text:bookmark-start text:name="_Toc259145978"/>El transportista transporta la carga informando de los distintos pasos por aduana a Operaciones.<text:bookmark-end text:name="_Toc259145978"/></text:p>
      <text:p text:style-name="Normal"><text:bookmark-start text:name="_Toc259145979"/>Si el envio lo realizan varios tranportistas se ultilizan almacenes intermedios y el uso de los mismo es informado por los transportistas a Operaciones.<text:bookmark-end text:name="_Toc259145979"/></text:p>
      <text:h text:style-name="Heading2" text:outline-level="2"><text:bookmark-start text:name="_Toc259145980"/><text:bookmark-start text:name="_Toc259207980"/><text:bookmark-start text:name="_Toc259389719"/>Informar estado de carga<text:bookmark-end text:name="_Toc259145980"/><text:bookmark-end text:name="_Toc259207980"/><text:bookmark-end text:name="_Toc259389719"/></text:h>
      <text:p text:style-name="Normal"><text:bookmark-start text:name="_Toc259145981"/>Operaciones almacena la información del estado de cargas que están en viaje, suministrada por los proveedores de transporte y servicios de depósito en cada punto de control.<text:bookmark-end text:name="_Toc259145981"/></text:p>
      <text:p text:style-name="Normal"><text:bookmark-start text:name="_Toc259145982"/>En caso de que el cliente solicite la información del estado de su carga, Operaciones informará la posición aproximada de la carga (el tiempo y lugar por el cual paso la última vez).<text:bookmark-end text:name="_Toc259145982"/></text:p>
      <text:p text:style-name="Normal"/>
      <text:h text:style-name="Heading2" text:outline-level="2"><text:bookmark-start text:name="_Toc259145983"/><text:bookmark-start text:name="_Toc259207981"/><text:bookmark-start text:name="_Toc259389720"/>Recibir carga<text:bookmark-end text:name="_Toc259145983"/><text:bookmark-end text:name="_Toc259207981"/><text:bookmark-end text:name="_Toc259389720"/></text:h>
      <text:p text:style-name="Normal"><text:bookmark-start text:name="_Toc259145984"/>El transportista deposita la carga en el almacén de destino.<text:bookmark-end text:name="_Toc259145984"/></text:p>
      <text:p text:style-name="Normal"><text:bookmark-start text:name="_Toc259145985"/>El paquete es alojado en el almacén hasta que sea el momento de subirlo al transporte.<text:bookmark-end text:name="_Toc259145985"/></text:p>
      <text:p text:style-name="Normal"><text:bookmark-start text:name="_Toc259145986"/>Se deja asentado el momento de llegada de la carga y además el del envío.<text:bookmark-end text:name="_Toc259145986"/></text:p>
      <text:h text:style-name="Heading2" text:outline-level="2"><text:bookmark-start text:name="_Toc259145987"/><text:bookmark-start text:name="_Toc259207982"/><text:bookmark-start text:name="_Toc259389721"/><text:soft-page-break/>Emitir factura<text:bookmark-end text:name="_Toc259145987"/><text:bookmark-end text:name="_Toc259207982"/><text:bookmark-end text:name="_Toc259389721"/></text:h>
      <text:p text:style-name="Normal"><text:bookmark-start text:name="_Toc259145988"/>Oficina central pide la emision de la factura.<text:bookmark-end text:name="_Toc259145988"/></text:p>
      <text:p text:style-name="Normal"><text:bookmark-start text:name="_Toc259145989"/>Oficina central envía la factura al cliente.<text:bookmark-end text:name="_Toc259145989"/></text:p>
      <text:p text:style-name="Normal"><text:bookmark-start text:name="_Toc259145990"/>El cliente recibe la factura.<text:bookmark-end text:name="_Toc259145990"/></text:p>
      <text:h text:style-name="Heading2" text:outline-level="2"><text:bookmark-start text:name="_Toc259145991"/><text:bookmark-start text:name="_Toc259207983"/><text:bookmark-start text:name="_Toc259389722"/>Retirar carga<text:bookmark-end text:name="_Toc259145991"/><text:bookmark-end text:name="_Toc259207983"/><text:bookmark-end text:name="_Toc259389722"/></text:h>
      <text:p text:style-name="Normal"><text:bookmark-start text:name="_Toc259145992"/>En el caso de que el cliente solicitante del envío sea habitual el receptor puede retira la carga.<text:bookmark-end text:name="_Toc259145992"/></text:p>
      <text:p text:style-name="Normal"><text:bookmark-start text:name="_Toc259145993"/>En el caso de que el cliente solicitante del envío no sea habitual el receptor debe mostrar el comprobante de pago.<text:bookmark-end text:name="_Toc259145993"/></text:p>
      <text:p text:style-name="Normal"><text:bookmark-start text:name="_Toc259145994"/>Se deja constancia del retiro.<text:bookmark-end text:name="_Toc259145994"/></text:p>
      <text:p text:style-name="Normal"><text:bookmark-start text:name="_Toc259145995"/></text:p>
      <text:h text:style-name="P88" text:outline-level="1"><text:bookmark-start text:name="_Toc259389723"/><text:soft-page-break/>Modelo de casos de uso<text:bookmark-end text:name="_Toc259389723"/></text:h>
      <text:h text:style-name="Heading2" text:outline-level="2"><text:bookmark-start text:name="_Toc259389724"/>Actores<text:bookmark-end text:name="_Toc259389724"/></text:h>
      <text:p text:style-name="Normal">Nuestro modelo de casos de uso cuenta con los siguiente actores:</text:p>
      <text:list text:style-name="LFO1" text:continue-numbering="true">
        <text:list-item>
          <text:p text:style-name="P89">Cliente</text:p>
        </text:list-item>
        <text:list-item>
          <text:p text:style-name="P90">Departamento de Ventas</text:p>
        </text:list-item>
        <text:list-item>
          <text:p text:style-name="P91">Departamento de Operaciones</text:p>
        </text:list-item>
        <text:list-item>
          <text:p text:style-name="P92">Oficina Central</text:p>
        </text:list-item>
        <text:list-item>
          <text:p text:style-name="P93">Empresa de transporte</text:p>
        </text:list-item>
        <text:list-item>
          <text:p text:style-name="P94">Sistema de facturación</text:p>
        </text:list-item>
      </text:list>
      <text:p text:style-name="Normal"/>
      <text:h text:style-name="Heading2" text:outline-level="2"><text:bookmark-start text:name="_Toc259389725"/>Casos de uso<text:bookmark-end text:name="_Toc259389725"/></text:h>
      <text:p text:style-name="Normal">Los casos de uso identificados son:</text:p>
      <text:h text:style-name="Heading3" text:outline-level="3"><text:bookmark-start text:name="_Toc259389726"/>Solicitar Envío.<text:bookmark-end text:name="_Toc259389726"/></text:h>
      <text:p text:style-name="Normal"><text:tab/>Este caso de uso provee la funcionalidad del ingreso de una solicitud de envío de una carga.</text:p>
      <text:h text:style-name="Heading3" text:outline-level="3"><text:bookmark-start text:name="_Toc259389727"/>Pagar Envío.<text:bookmark-end text:name="_Toc259389727"/></text:h>
      <text:p text:style-name="Normal"><text:tab/>Describe la funcionalidad de dejar constancia en el sistema que el cliente pagó el envío.</text:p>
      <text:h text:style-name="Heading3" text:outline-level="3"><text:bookmark-start text:name="_Toc259389728"/>Consultar Posición de Carga.<text:bookmark-end text:name="_Toc259389728"/></text:h>
      <text:p text:style-name="Normal"><text:tab/>El Cliente, actor primario, consulta la información de fecha y lugar de las posiciones conocidas de la carga.</text:p>
      <text:h text:style-name="Heading3" text:outline-level="3"><text:bookmark-start text:name="_Toc259389729"/>Mantener Clientes.<text:bookmark-end text:name="_Toc259389729"/></text:h>
      <text:p text:style-name="Normal"><text:tab/>Provee la funcionalidad de agregar clientes al sistema, eliminarlos, modificar o consultar su información.</text:p>
      <text:h text:style-name="Heading3" text:outline-level="3"><text:bookmark-start text:name="_Toc259389730"/>Mantener Cargas.<text:bookmark-end text:name="_Toc259389730"/></text:h>
      <text:p text:style-name="Normal"><text:tab/>Provee la funcionalidad de agregar cargas al sistema, eliminarlas, modificar o consultar su información.</text:p>
      <text:h text:style-name="Heading3" text:outline-level="3"><text:bookmark-start text:name="_Toc259389732"/>Mantener Rutas.<text:bookmark-end text:name="_Toc259389732"/></text:h>
      <text:p text:style-name="Normal"><text:tab/>Provee la funcionalidad de agregar rutas al sistema, eliminarlas, modificar o consultar su información.</text:p>
      <text:h text:style-name="Heading3" text:outline-level="3"><text:bookmark-start text:name="_Toc259389733"/>Mantener Posiciones de Cargas.<text:bookmark-end text:name="_Toc259389733"/></text:h>
      <text:p text:style-name="Normal"><text:tab/>Provee la funcionalidad de agregar posiciones de cargas al sistema, eliminarlas, modificar o consultar las mismas.</text:p>
      <text:h text:style-name="Heading3" text:outline-level="3"><text:bookmark-start text:name="_Toc259389734"/>Realizar Envío.<text:bookmark-end text:name="_Toc259389734"/></text:h>
      <text:p text:style-name="Normal"><text:tab/>Provee la funcionalidad de informar a operaciones que una carga esta lista para enviarse.</text:p>
      <text:h text:style-name="Heading3" text:outline-level="3"><text:bookmark-start text:name="_Toc259389735"/>Emitir Factura.<text:bookmark-end text:name="_Toc259389735"/></text:h>
      <text:p text:style-name="Normal"><text:tab/>El actor primario es la Oficina Central, el secundario es el Sistema de Facturación.</text:p>
      <text:h text:style-name="Heading3" text:outline-level="3"><text:bookmark-start text:name="_Toc259389736"/><text:soft-page-break/>Validar Usuario.<text:bookmark-end text:name="_Toc259389736"/></text:h>
      <text:p text:style-name="Normal"><text:tab/>Este caso de uso es incluido por otros. Describe el proceso de validación de un usuario que hace uso del sistema.</text:p>
      <text:p text:style-name="Normal"/>
      <text:p text:style-name="Normal"/>
      <text:p text:style-name="Normal"/>
      <text:p text:style-name="Normal"/>
      <text:p text:style-name="Normal"/>
      <text:h text:style-name="P95" text:outline-level="1"><text:bookmark-start text:name="_Toc259207984"/><text:bookmark-start text:name="_Toc259389737"/><text:soft-page-break/>Diagrama de casos de uso<text:bookmark-end text:name="_Toc259145995"/><text:bookmark-end text:name="_Toc259207984"/><text:bookmark-end text:name="_Toc259389737"/></text:h>
      <text:p text:style-name="Normal"><draw:frame draw:z-index="2" draw:style-name="a1" draw:name="gráficos1" text:anchor-type="paragraph" svg:x="0in" svg:y="0in" svg:width="6.49567in" svg:height="8.93622in" style:rel-width="scale" style:rel-height="scale"><draw:image xlink:href="" xlink:type="simple" xlink:show="embed" xlink:actuate="onLoad"/><svg:desc/></draw:frame><text:bookmark-start text:name="_Toc259145996"/></text:p>
      <text:h text:style-name="P96" text:outline-level="1"><text:bookmark-start text:name="_Toc259207985"/><text:bookmark-start text:name="_Toc259389738"/><text:soft-page-break/>Especificación de casos de uso<text:bookmark-end text:name="_Toc259145996"/><text:bookmark-end text:name="_Toc259207985"/><text:bookmark-end text:name="_Toc259389738"/></text:h>
      <text:p text:style-name="Normal"/>
      <text:h text:style-name="Heading2" text:outline-level="2">Caso de uso: Validar usuario</text:h>
      <text:h text:style-name="Heading3" text:outline-level="3">Descripción:</text:h>
      <text:p text:style-name="Normal"><text:span text:style-name="Fuentedepárrafopredeter.">Este caso de uso es incluido por otros. Describe el proceso de validación de un usuario que hace uso del sistema.</text:span></text:p>
      <text:h text:style-name="Heading3" text:outline-level="3">Actores participantes:</text:h>
      <text:p text:style-name="Normal"><text:span text:style-name="Fuentedepárrafopredeter.">Usuario del sistema (puede pertencer a Departamento de Ventas, Departamento de Operaciones ó Of</text:span><text:span text:style-name="Fuentedepárrafopredeter.">i</text:span><text:span text:style-name="Fuentedepárrafopredeter.">cina Central)</text:span></text:p>
      <text:h text:style-name="Heading3" text:outline-level="3">Pre-condiciones:</text:h>
      <text:p text:style-name="Normal"><text:span text:style-name="Fuentedepárrafopredeter.">Ninguna.</text:span></text:p>
      <text:h text:style-name="Heading3" text:outline-level="3">Flujo de eventos:</text:h>
      <text:h text:style-name="Heading4" text:outline-level="4"><text:span text:style-name="T97">Flujo principal:</text:span></text:h>
      <text:list text:style-name="LFO17" text:continue-numbering="true">
        <text:list-item>
          <text:p text:style-name="P98"><text:span text:style-name="Fuentedepárrafopredeter.">E</text:span><text:span text:style-name="Fuentedepárrafopredeter.">l sistema solicita nombre de usuario y password.</text:span></text:p>
        </text:list-item>
        <text:list-item>
          <text:p text:style-name="P99"><text:span text:style-name="Fuentedepárrafopredeter.">El usuario ingresa su nombre de usuario y password.</text:span></text:p>
        </text:list-item>
        <text:list-item>
          <text:p text:style-name="P100"><text:span text:style-name="Fuentedepárrafopredeter.">El sistema valida el nombre de usuario y password (E) y queda validado el usuario.</text:span></text:p>
        </text:list-item>
      </text:list>
      <text:p text:style-name="Normal"><text:span text:style-name="Fuentedepárrafopredeter."><text:line-break/></text:span><text:span text:style-name="T101">Flujo de excepción:</text:span></text:p>
      <text:h text:style-name="Heading5" text:outline-level="5"><text:span text:style-name="T102">E:</text:span></text:h>
      <text:p text:style-name="Normal"><text:span text:style-name="Fuentedepárrafopredeter.">Se ingresó un nombre de usuario/password incorrecto. El usuario puede reintentar</text:span><text:span text:style-name="Fuentedepárrafopredeter."><text:s/></text:span><text:span text:style-name="Fuentedepárrafopredeter.">o bien finalizar el caso de uso.</text:span></text:p>
      <text:h text:style-name="Heading3" text:outline-level="3">Pre-condiciones:</text:h>
      <text:p text:style-name="Normal"><text:span text:style-name="Fuentedepárrafopredeter.">Usuario validado para que haga uso del sistema.</text:span></text:p>
      <text:p text:style-name="Normal"/>
      <text:h text:style-name="Heading2" text:outline-level="2"><text:bookmark-start text:name="_Toc259145997"/><text:bookmark-start text:name="_Toc259207986"/><text:bookmark-start text:name="_Toc259389739"/>Caso de uso: Mantener clientes<text:bookmark-end text:name="_Toc259145997"/><text:bookmark-end text:name="_Toc259207986"/><text:bookmark-end text:name="_Toc259389739"/></text:h>
      <text:h text:style-name="Heading3" text:outline-level="3"><text:bookmark-start text:name="_Toc259145998"/><text:bookmark-start text:name="_Toc259207987"/><text:bookmark-start text:name="_Toc259389740"/>Descripción:<text:bookmark-end text:name="_Toc259145998"/><text:bookmark-end text:name="_Toc259207987"/><text:bookmark-end text:name="_Toc259389740"/></text:h>
      <text:p text:style-name="Normal">Provee la funcionalidad de agregar clientes al sistema, eliminarlos, modificar o consultar su información.</text:p>
      <text:h text:style-name="Heading3" text:outline-level="3">Actores participantes:</text:h>
      <text:p text:style-name="Normal">Departamento de Ventas.</text:p>
      <text:h text:style-name="Heading3" text:outline-level="3">Pre-condiciones:</text:h>
      <text:p text:style-name="Normal">De eliminar, modificar o consultar la información de un cliente, el mismo debe existir en el sistema.</text:p>
      <text:h text:style-name="Heading3" text:outline-level="3"><text:bookmark-start text:name="_Toc259145999"/><text:bookmark-start text:name="_Toc259207988"/><text:bookmark-start text:name="_Toc259389741"/>Flujo de eventos:<text:bookmark-end text:name="_Toc259145999"/><text:bookmark-end text:name="_Toc259207988"/><text:bookmark-end text:name="_Toc259389741"/></text:h>
      <text:h text:style-name="Heading4" text:outline-level="4"><text:bookmark-start text:name="_Toc259146001"/><text:span text:style-name="T103">Flujo principal</text:span><text:span text:style-name="T104">:</text:span><text:bookmark-end text:name="_Toc259146001"/></text:h>
      <text:p text:style-name="Normal">INCLUDE (Validar usuario).</text:p>
      <text:soft-page-break/>
      <text:list text:style-name="LFO15" text:continue-numbering="true">
        <text:list-item>
          <text:p text:style-name="P105">El departamento de ventas solicita acción de Mantener Cliente.</text:p>
        </text:list-item>
        <text:list-item>
          <text:p text:style-name="P106">El sistema muestra actividades a seleccionar.</text:p>
        </text:list-item>
        <text:list-item>
          <text:p text:style-name="P107">El departamento de ventas selecciona actividad:</text:p>
        </text:list-item>
        <text:list-item>
          <text:p text:style-name="P108">Si actividad es "agregar" entonces ejecutar subflujo S1 "Agregar cliente".</text:p>
        </text:list-item>
        <text:list-item>
          <text:p text:style-name="P109">Si actividad es "eliminar" entonces se ejecuta el subflujo S2 "Eliminar cliente".</text:p>
        </text:list-item>
        <text:list-item>
          <text:p text:style-name="P110">Si actividad es "modificar" entonces se ejecuta el subflujo S3 "Modificar cliente".</text:p>
        </text:list-item>
        <text:list-item>
          <text:p text:style-name="P111">Si actividad es "consultar" entonces se ejecuta el subflujo S4 "Consultar clientes".</text:p>
        </text:list-item>
        <text:list-item>
          <text:p text:style-name="P112">Si actividad es "salir" entonces finaliza el caso de uso.</text:p>
        </text:list-item>
      </text:list>
      <text:h text:style-name="Heading4" text:outline-level="4"><text:bookmark-start text:name="_Toc259146002"/><text:span text:style-name="T113">Subflujo</text:span><text:span text:style-name="T114">:</text:span><text:bookmark-end text:name="_Toc259146002"/></text:h>
      <text:h text:style-name="Heading5" text:outline-level="5"><text:span text:style-name="T115">Agregar cliente (S1):</text:span></text:h>
      <text:p text:style-name="Normal"><text:span text:style-name="Fuentedepárrafopredeter.">S1.1</text:span><text:span text:style-name="Fuentedepárrafopredeter."><text:tab/></text:span><text:span text:style-name="Fuentedepárrafopredeter.">El sistema solicita los datos del cliente.</text:span></text:p>
      <text:p text:style-name="Normal"><text:span text:style-name="Fuentedepárrafopredeter.">S1.2<text:s/></text:span><text:span text:style-name="Fuentedepárrafopredeter."><text:tab/></text:span><text:span text:style-name="Fuentedepárrafopredeter.">El departamento de ventas ingresa los datos del cliente.</text:span></text:p>
      <text:p text:style-name="Normal"><text:span text:style-name="Fuentedepárrafopredeter.">S1.3</text:span><text:span text:style-name="Fuentedepárrafopredeter."><text:tab/></text:span><text:span text:style-name="Fuentedepárrafopredeter.">El sistema<text:s/></text:span><text:span text:style-name="Fuentedepárrafopredeter.">verifica que los datos ingresados son correctos</text:span><text:span text:style-name="Fuentedepárrafopredeter."><text:s/>(E1).</text:span></text:p>
      <text:p text:style-name="Normal"><text:span text:style-name="Fuentedepárrafopredeter.">S1.4</text:span><text:span text:style-name="Fuentedepárrafopredeter."><text:tab/></text:span><text:span text:style-name="Fuentedepárrafopredeter.">El sistema agrega el cliente.</text:span></text:p>
      <text:p text:style-name="Normal"><text:span text:style-name="Fuentedepárrafopredeter.">S1.5</text:span><text:span text:style-name="Fuentedepárrafopredeter."><text:tab/></text:span><text:span text:style-name="Fuentedepárrafopredeter.">El sistema solicita si se desea seguir agregando clientes.</text:span></text:p>
      <text:p text:style-name="Normal"><text:span text:style-name="Fuentedepárrafopredeter.">S1.6</text:span><text:span text:style-name="Fuentedepárrafopredeter."><text:tab/></text:span><text:span text:style-name="Fuentedepárrafopredeter.">Si el departamento de ventas quiere seguir agregando comienza nuevamente el subflujo S1.</text:span></text:p>
      <text:p text:style-name="Normal"><text:span text:style-name="Fuentedepárrafopredeter.">S1.7</text:span><text:span text:style-name="Fuentedepárrafopredeter."><text:tab/></text:span><text:span text:style-name="Fuentedepárrafopredeter.">Si el departamento de ventas no quiere seguir agregando finaliza el caso de uso.</text:span></text:p>
      <text:h text:style-name="Heading5" text:outline-level="5"><text:span text:style-name="T116">Eliminar cliente (S2):</text:span></text:h>
      <text:p text:style-name="Normal">S2.1<text:tab/>El sistema solicita el nombre y apellido del cliente a eliminar.</text:p>
      <text:p text:style-name="Normal">S2.2<text:tab/>El departamento de ventas ingresa el nombre y apellido del cliente.</text:p>
      <text:p text:style-name="Normal">S2.3<text:tab/><text:span text:style-name="Fuentedepárrafopredeter.">El sistema verifica que los datos ingresados son correctos <text:s/></text:span>(E2).</text:p>
      <text:p text:style-name="Normal">S2.4<text:tab/>El sistema elimina el cliente.</text:p>
      <text:p text:style-name="Normal">S2.5<text:tab/>El sistema solicita si se desea seguir eliminando clientes.</text:p>
      <text:p text:style-name="Normal">S2.6<text:tab/>Si el departamento de ventas quiere seguir eliminando comienza nuevamente el subflujo S2.</text:p>
      <text:p text:style-name="Normal">S2.7<text:tab/>Si el departamento de ventas no quiere seguir eliminando finaliza el caso de uso.</text:p>
      <text:h text:style-name="Heading5" text:outline-level="5"><text:span text:style-name="T117">Modificar cliente (S3):</text:span></text:h>
      <text:p text:style-name="Normal">S3.1<text:tab/>El sistema solicita el nombre y apellido del cliente.</text:p>
      <text:p text:style-name="Normal">S3.2<text:tab/>El departamento de ventas ingresa el nombre y apellido del cliente.</text:p>
      <text:p text:style-name="Normal"><text:span text:style-name="Fuentedepárrafopredeter.">S3.3</text:span><text:span text:style-name="Fuentedepárrafopredeter."><text:tab/>El sistema verifica que los datos ingresados son correctos <text:s/></text:span>(E2).</text:p>
      <text:p text:style-name="Normal">S3.4<text:tab/>El sistema muestra todos los campos del cliente editables.</text:p>
      <text:soft-page-break/>
      <text:p text:style-name="Normal">S3.5<text:tab/>El departamento de ventas edita los campos a modificar.</text:p>
      <text:p text:style-name="Normal">S3.6<text:tab/><text:span text:style-name="Fuentedepárrafopredeter.">El sistema verifica que los datos ingresados son correctos <text:s/></text:span>(E3).</text:p>
      <text:p text:style-name="Normal">S3.7<text:tab/>El sistema solicita si se desea seguir modificando clientes.</text:p>
      <text:p text:style-name="Normal">S3.8<text:tab/>Si el departamento de ventas quiere seguir modificando comienza nuevamente el subflujo S3.</text:p>
      <text:p text:style-name="Normal">S3.9<text:tab/>Si el departamento de ventas no quiere seguir modificando finaliza el caso de uso.</text:p>
      <text:h text:style-name="Heading5" text:outline-level="5"><text:span text:style-name="T118">Consultar clientes (S4):</text:span></text:h>
      <text:p text:style-name="Normal">S4.1<text:tab/>El sistema solicita los datos del cliente.</text:p>
      <text:p text:style-name="Normal">S4.2<text:tab/>El departamento de ventas ingresa los datos del cliente a buscar.</text:p>
      <text:p text:style-name="Normal">S4.3<text:tab/><text:span text:style-name="Fuentedepárrafopredeter.">El sistema verifica que los datos ingresados son correctos <text:s/></text:span>(E4).</text:p>
      <text:p text:style-name="Normal">S4.4<text:tab/>El sistema busca y muestra todos los clientes cuyos datos concuerdan con los ingresados por el departamento de ventas.<text:s/>(E5)</text:p>
      <text:p text:style-name="Normal">S4.5<text:tab/>El sistema solicita si se desea seguir consultando información de clientes.</text:p>
      <text:p text:style-name="Normal">S4.6<text:tab/>Si el departamento de ventas quiere seguir consultando información comienza nuevamente el subflujo S4.</text:p>
      <text:p text:style-name="Normal">S4.7<text:tab/>Si el departamento de ventas no quiere seguir consultando información finaliza el caso de uso.<text:bookmark-start text:name="_Toc259146003"/><text:line-break/><text:line-break/><text:span text:style-name="T119">Flujo de excepción</text:span><text:span text:style-name="T120">:</text:span><text:bookmark-end text:name="_Toc259146003"/></text:p>
      <text:h text:style-name="Heading5" text:outline-level="5"><text:span text:style-name="T121">E1:</text:span></text:h>
      <text:p text:style-name="Normal"><text:span text:style-name="Fuentedepárrafopredeter.">Ya existe un cliente con ese nombre y apellido</text:span><text:span text:style-name="Fuentedepárrafopredeter.">, CUIT, DNI o domicilio</text:span><text:span text:style-name="Fuentedepárrafopredeter.">. Se opta por comenzar nuevame</text:span><text:span text:style-name="Fuentedepárrafopredeter.">n</text:span><text:span text:style-name="Fuentedepárrafopredeter.">te o fin</text:span><text:span text:style-name="Fuentedepárrafopredeter.">a</text:span><text:span text:style-name="Fuentedepárrafopredeter.">lizar el caso de uso.</text:span></text:p>
      <text:h text:style-name="Heading5" text:outline-level="5"><text:span text:style-name="T122">E2:</text:span></text:h>
      <text:p text:style-name="Normal"><text:span text:style-name="Fuentedepárrafopredeter.">No existe ningún cliente con ese nombre y apellido</text:span><text:span text:style-name="Fuentedepárrafopredeter.">, CUIT, DNI o domicilio</text:span><text:span text:style-name="Fuentedepárrafopredeter.">. Se opta por comenzar nu</text:span><text:span text:style-name="Fuentedepárrafopredeter.">e</text:span><text:span text:style-name="Fuentedepárrafopredeter.">vamente o finalizar el caso de uso.</text:span></text:p>
      <text:h text:style-name="Heading5" text:outline-level="5"><text:span text:style-name="T123">E3:</text:span></text:h>
      <text:p text:style-name="Normal"><text:span text:style-name="Fuentedepárrafopredeter.">Se modificó el nombre y/o apellido</text:span><text:span text:style-name="Fuentedepárrafopredeter.">, CUIT, DNI o domicilio</text:span><text:span text:style-name="Fuentedepárrafopredeter."><text:s/>del cliente y ya existe uno con esos datos. Se opta por corregir los datos o revertir y finalizar el caso de uso.</text:span></text:p>
      <text:h text:style-name="Heading5" text:outline-level="5"><text:span text:style-name="T124">E4:</text:span></text:h>
      <text:p text:style-name="Normal"><text:span text:style-name="Fuentedepárrafopredeter.">El departamento de ventas no ingresó datos. El caso de uso comienza nuevamente.</text:span></text:p>
      <text:p text:style-name="Normal"><text:span text:style-name="T125">E5:</text:span><text:span text:style-name="Fuentedepárrafopredeter."><text:line-break/></text:span>No se muestran clientes ya que los datos no concuerdan con ninguno. Se opta por consultar otros clientes o finalizar el caso de uso.</text:p>
      <text:h text:style-name="Heading3" text:outline-level="3"><text:span text:style-name="Textoennegrita">Post-condiciones:</text:span></text:h>
      <text:p text:style-name="Normal"><text:span text:style-name="Fuentedepárrafopredeter.">En el caso de Alta, hay un nuevo cliente en el sistema. En el caso de baja, se elimino un cliente del sist</text:span><text:span text:style-name="Fuentedepárrafopredeter.">e</text:span><text:span text:style-name="Fuentedepárrafopredeter.">ma. En el caso de modificación, c</text:span><text:span text:style-name="Fuentedepárrafopredeter.">ambi</text:span><text:span text:style-name="Fuentedepárrafopredeter.">ó</text:span><text:span text:style-name="Fuentedepárrafopredeter."><text:s/></text:span><text:span text:style-name="Fuentedepárrafopredeter.">algún dato de un</text:span><text:span text:style-name="Fuentedepárrafopredeter."><text:s/>cliente en el si</text:span><text:span text:style-name="Fuentedepárrafopredeter.">s</text:span><text:span text:style-name="Fuentedepárrafopredeter.">tema.</text:span></text:p>
      <text:h text:style-name="Heading2" text:outline-level="2"/>
      <text:h text:style-name="Heading2" text:outline-level="2">Caso de uso: Consultar Precio de Envío</text:h>
      <text:h text:style-name="Heading3" text:outline-level="3">Descripción:</text:h>
      <text:p text:style-name="Normal"><text:span text:style-name="Fuentedepárrafopredeter.">Provee la funcionalidad de consultar precios de envíos.</text:span></text:p>
      <text:h text:style-name="Heading3" text:outline-level="3">Actores participantes:</text:h>
      <text:p text:style-name="Normal"><text:span text:style-name="Fuentedepárrafopredeter.">Cliente.</text:span></text:p>
      <text:h text:style-name="Heading3" text:outline-level="3">Pre-condiciones:</text:h>
      <text:p text:style-name="Normal"><text:span text:style-name="Fuentedepárrafopredeter.">Ninguna.</text:span></text:p>
      <text:h text:style-name="Heading3" text:outline-level="3">Flujo de eventos:</text:h>
      <text:h text:style-name="Heading4" text:outline-level="4"><text:span text:style-name="T126">Flujo principal:</text:span></text:h>
      <text:list text:style-name="LFO18" text:continue-numbering="true">
        <text:list-item>
          <text:p text:style-name="P127"><text:span text:style-name="Fuentedepárrafopredeter.">El Cliente solicita el costo del envío para una carga.</text:span></text:p>
        </text:list-item>
        <text:list-item>
          <text:p text:style-name="P128"><text:span text:style-name="Fuentedepárrafopredeter.">El sistema solicita los datos de la carga y el destino.</text:span></text:p>
        </text:list-item>
        <text:list-item>
          <text:p text:style-name="P129"><text:span text:style-name="Fuentedepárrafopredeter.">El cliente informa</text:span><text:span text:style-name="Fuentedepárrafopredeter."><text:s/>los datos de la carga y el destino.</text:span></text:p>
        </text:list-item>
        <text:list-item>
          <text:p text:style-name="P130"><text:span text:style-name="Fuentedepárrafopredeter.">El sistema busca y encuentra opciones de envío para el traslado de la carga (E1).</text:span></text:p>
        </text:list-item>
        <text:list-item>
          <text:p text:style-name="P131"><text:span text:style-name="Fuentedepárrafopredeter.">El sistema solicita si se desea seguir consultando precios de envíos.</text:span></text:p>
        </text:list-item>
        <text:list-item>
          <text:p text:style-name="P132"><text:span text:style-name="Fuentedepárrafopredeter.">Si el cliente quiere seguir consultando comienza nuevamente el caso de uso</text:span><text:span text:style-name="Fuentedepárrafopredeter.">, si no finaliza el caso de uso.</text:span></text:p>
        </text:list-item>
      </text:list>
      <text:p text:style-name="Normal"><text:line-break/><text:span text:style-name="T133">Flujo de excepción:</text:span></text:p>
      <text:h text:style-name="Heading5" text:outline-level="5"><text:span text:style-name="T134">E1:</text:span></text:h>
      <text:p text:style-name="Normal"><text:span text:style-name="Fuentedepárrafopredeter.">No hay una forma de envío posible. Se opta por consultar nuevamente o finalizar e</text:span><text:span text:style-name="Fuentedepárrafopredeter.">ste</text:span><text:span text:style-name="Fuentedepárrafopredeter."><text:s/>caso de uso.</text:span></text:p>
      <text:h text:style-name="Heading3" text:outline-level="3">Post-condiciones:</text:h>
      <text:p text:style-name="Normal"><text:span text:style-name="Fuentedepárrafopredeter.">Ninguna.</text:span></text:p>
      <text:p text:style-name="Normal"/>
      <text:h text:style-name="Heading2" text:outline-level="2">Caso de uso: Solicitar Envío</text:h>
      <text:h text:style-name="Heading3" text:outline-level="3">Descripción:</text:h>
      <text:p text:style-name="Normal"><text:span text:style-name="Fuentedepárrafopredeter.">Este caso de uso provee la funcionalidad del ingreso de una solicitud de envío de una carga.</text:span></text:p>
      <text:h text:style-name="Heading3" text:outline-level="3">Actores participantes:</text:h>
      <text:p text:style-name="Normal"><text:span text:style-name="Fuentedepárrafopredeter.">Cliente.</text:span></text:p>
      <text:h text:style-name="Heading3" text:outline-level="3">Pre-condiciones:</text:h>
      <text:p text:style-name="Normal"><text:span text:style-name="Fuentedepárrafopredeter.">El cliente debe estar ingresado en el Sistema.</text:span></text:p>
      <text:h text:style-name="Heading3" text:outline-level="3">Flujo de eventos:</text:h>
      <text:h text:style-name="Heading3" text:outline-level="3"><text:span text:style-name="T135">Flujo principal:</text:span></text:h>
      <text:p text:style-name="Normal"><text:span text:style-name="Fuentedepárrafopredeter.">INCLUDE(Consultar Precio de Envío) (E1).</text:span></text:p>
      <text:soft-page-break/>
      <text:list text:style-name="LFO20" text:continue-numbering="true">
        <text:list-item>
          <text:p text:style-name="P136"><text:span text:style-name="Fuentedepárrafopredeter.">Se le informa al cliente las opciones de envío.</text:span></text:p>
        </text:list-item>
        <text:list-item>
          <text:p text:style-name="P137"><text:span text:style-name="Fuentedepárrafopredeter.">El Cliente elige una<text:s/></text:span><text:span text:style-name="Fuentedepárrafopredeter.">opción</text:span><text:span text:style-name="Fuentedepárrafopredeter."><text:s/>de envío (E2).</text:span></text:p>
        </text:list-item>
        <text:list-item>
          <text:p text:style-name="P138"><text:span text:style-name="Fuentedepárrafopredeter.">Se ingresa al sistema el envío que eligió el Cliente.</text:span></text:p>
        </text:list-item>
        <text:list-item>
          <text:p text:style-name="P139"><text:span text:style-name="Fuentedepárrafopredeter.">Finaliza el caso de uso.</text:span></text:p>
        </text:list-item>
      </text:list>
      <text:h text:style-name="Heading4" text:outline-level="4"><text:span text:style-name="T140">Flujo de excepción:</text:span></text:h>
      <text:h text:style-name="Heading5" text:outline-level="5"><text:span text:style-name="T141">E1:</text:span></text:h>
      <text:p text:style-name="Normal"><text:span text:style-name="Fuentedepárrafopredeter.">No hay una forma de envío posible. Finaliza el caso de uso.</text:span></text:p>
      <text:h text:style-name="Heading5" text:outline-level="5"><text:span text:style-name="T142">E2:</text:span></text:h>
      <text:p text:style-name="Normal"><text:span text:style-name="Fuentedepárrafopredeter.">El cliente no encuentra opción que le satisfaga</text:span><text:span text:style-name="Fuentedepárrafopredeter.">. Finaliza el caso de uso.</text:span></text:p>
      <text:h text:style-name="Heading3" text:outline-level="3">Post-condiciones:</text:h>
      <text:p text:style-name="Normal"><text:span text:style-name="Fuentedepárrafopredeter.">Se guardan los datos de la carga y de su envío.</text:span><text:span text:style-name="Fuentedepárrafopredeter."><text:line-break/></text:span><text:span text:style-name="Fuentedepárrafopredeter."><text:line-break/></text:span></text:p>
      <text:h text:style-name="Heading2" text:outline-level="2"><text:span text:style-name="Fuentedepárrafopredeter."><text:line-break/></text:span>Caso de uso: Pagar Envío</text:h>
      <text:p text:style-name="Normal"/>
      <text:h text:style-name="Heading3" text:outline-level="3">Descripción:</text:h>
      <text:p text:style-name="Normal">Describe la funcionalidad de dejar constancia en el sistema que el cliente pagó el envío.</text:p>
      <text:h text:style-name="Heading3" text:outline-level="3">Actores participantes:</text:h>
      <text:p text:style-name="Normal">Cliente.</text:p>
      <text:h text:style-name="Heading3" text:outline-level="3">Pre-condiciones:</text:h>
      <text:p text:style-name="Normal">El cliente tiene que haber pagado el envío.</text:p>
      <text:h text:style-name="Heading3" text:outline-level="3">Flujo de eventos:</text:h>
      <text:h text:style-name="Heading4" text:outline-level="4">Flujo principal:</text:h>
      <text:list text:style-name="LFO21" text:continue-numbering="true">
        <text:list-item>
          <text:p text:style-name="P143">El cliente solicita realizar el pago de un envío.</text:p>
        </text:list-item>
        <text:list-item>
          <text:p text:style-name="P144">El cliente informa los datos solicitados.</text:p>
        </text:list-item>
        <text:list-item>
          <text:p text:style-name="P145">El sistema<text:s/>verifica la existencia del cliente y muestra sus datos<text:s/>(E1).</text:p>
        </text:list-item>
        <text:list-item>
          <text:p text:style-name="P146">El cliente suministra<text:s/>los datos del pago asociado al pedido de envío del cliente.</text:p>
        </text:list-item>
      </text:list>
      <text:p text:style-name="Normal">Finaliza el caso de uso.</text:p>
      <text:h text:style-name="P147" text:outline-level="4">Flujo de excepción:</text:h>
      <text:h text:style-name="Heading5" text:outline-level="5">E1:</text:h>
      <text:p text:style-name="Normal">No se encontró el cliente relacionado a los datos ingresados. Se opta por ingresar nuevamente los datos o finalizar el caso de uso.</text:p>
      <text:h text:style-name="Heading3" text:outline-level="3">Post-condiciones:</text:h>
      <text:p text:style-name="Normal">Se deja registrado<text:s/>en el sistema el pago del envío.</text:p>
      <text:h text:style-name="Heading2" text:outline-level="2"/>
      <text:h text:style-name="Heading2" text:outline-level="2">Caso de uso: Consultar Posición de Carga</text:h>
      <text:h text:style-name="Heading3" text:outline-level="3">Descripción:</text:h>
      <text:p text:style-name="Normal"><text:span text:style-name="Fuentedepárrafopredeter.">Provee la funcionalidad de informar la fecha y lugar de las posiciones conocidas de la carga asociada a un envío.</text:span></text:p>
      <text:h text:style-name="Heading3" text:outline-level="3">Actores participantes:</text:h>
      <text:p text:style-name="Normal"><text:span text:style-name="Fuentedepárrafopredeter.">Cliente.</text:span></text:p>
      <text:h text:style-name="Heading3" text:outline-level="3">Pre-condiciones:</text:h>
      <text:p text:style-name="Normal"><text:span text:style-name="Fuentedepárrafopredeter.">Debe existir un envío relacionado a esa carga.</text:span></text:p>
      <text:h text:style-name="Heading3" text:outline-level="3">Flujo de eventos:</text:h>
      <text:h text:style-name="Heading4" text:outline-level="4"><text:span text:style-name="T148">Flujo principal:</text:span></text:h>
      <text:p text:style-name="Normal"><text:span text:style-name="Fuentedepárrafopredeter.">El Cliente solicita conocer la posición de su carga.</text:span></text:p>
      <text:p text:style-name="Normal"><text:span text:style-name="Fuentedepárrafopredeter.">El sistema solicita el ingreso de los datos del envío.</text:span></text:p>
      <text:p text:style-name="Normal"><text:span text:style-name="Fuentedepárrafopredeter.">Se ingresan los datos del envío.</text:span></text:p>
      <text:p text:style-name="Normal"><text:span text:style-name="Fuentedepárrafopredeter.">El sistema busca un envío y se encuentra el registro asociado al envío.</text:span></text:p>
      <text:p text:style-name="Normal"><text:span text:style-name="Fuentedepárrafopredeter.">Se informa al cliente la fecha y lugar de las posiciones conocidas de la carga.</text:span></text:p>
      <text:p text:style-name="Normal"><text:span text:style-name="Fuentedepárrafopredeter.">El sistema solicita si se desea seguir consultando posiciones de cargas.</text:span></text:p>
      <text:p text:style-name="Normal"><text:span text:style-name="Fuentedepárrafopredeter.">Si el cliente quiere seguir consultando comienza nuevamente el caso de uso.</text:span></text:p>
      <text:p text:style-name="Normal"><text:span text:style-name="Fuentedepárrafopredeter.">Si el cliente no quiere seguir consultando finaliza el caso de uso.</text:span></text:p>
      <text:h text:style-name="Heading3" text:outline-level="3">Post-condiciones:</text:h>
      <text:p text:style-name="Normal"><text:span text:style-name="Fuentedepárrafopredeter.">El cliente conoce la fecha y lugar de la posición de la carga.</text:span></text:p>
      <text:h text:style-name="Heading2" text:outline-level="2"/>
      <text:p text:style-name="Normal"/>
      <text:h text:style-name="Heading2" text:outline-level="2"><text:span text:style-name="Fuentedepárrafopredeter.">Caso de uso: Mantener Cargas</text:span></text:h>
      <text:p text:style-name="Normal"/>
      <text:h text:style-name="Heading3" text:outline-level="3"><text:span text:style-name="Fuentedepárrafopredeter.">Descripción:</text:span></text:h>
      <text:p text:style-name="Normal"><text:span text:style-name="Fuentedepárrafopredeter.">Provee la funcionalidad de agregar cargas al sistema, eliminarlas, modificar o consultar su información.</text:span></text:p>
      <text:h text:style-name="Heading3" text:outline-level="3"><text:span text:style-name="Fuentedepárrafopredeter.">Actores Participantes:</text:span></text:h>
      <text:p text:style-name="Normal"><text:span text:style-name="Fuentedepárrafopredeter.">Departamento de Ventas.</text:span></text:p>
      <text:h text:style-name="Heading3" text:outline-level="3"><text:span text:style-name="Fuentedepárrafopredeter.">Pre-condiciones:</text:span></text:h>
      <text:p text:style-name="Normal"><text:span text:style-name="Fuentedepárrafopredeter.">De eliminar, modificar o consultar la información de una carga, la misma debe existir en el sistema.</text:span></text:p>
      <text:h text:style-name="Heading3" text:outline-level="3"><text:span text:style-name="Fuentedepárrafopredeter.">Flujo de eventos:</text:span></text:h>
      <text:h text:style-name="Heading4" text:outline-level="4"><text:span text:style-name="T149">Flujo principal:</text:span></text:h>
      <text:p text:style-name="Normal"><text:span text:style-name="Fuentedepárrafopredeter.">INCLUDE (Validar usuario).</text:span></text:p>
      <text:soft-page-break/>
      <text:p text:style-name="Normal"><text:span text:style-name="Fuentedepárrafopredeter.">El departamento de ventas solicita acción de Mantener Cargas.</text:span></text:p>
      <text:p text:style-name="Normal"><text:span text:style-name="Fuentedepárrafopredeter.">El sistema muestra actividades a seleccionar.</text:span></text:p>
      <text:p text:style-name="Normal"><text:span text:style-name="Fuentedepárrafopredeter.">El departamento de ventas selecciona actividad:</text:span></text:p>
      <text:p text:style-name="Normal"><text:span text:style-name="Fuentedepárrafopredeter.">Si actividad es "agregar" entonces ejecutar subflujo S1 "Agregar carga".</text:span></text:p>
      <text:p text:style-name="Normal"><text:span text:style-name="Fuentedepárrafopredeter.">Si actividad es "eliminar" entonces se ejecuta el subflujo S2 "Eliminar carga".</text:span></text:p>
      <text:p text:style-name="Normal"><text:span text:style-name="Fuentedepárrafopredeter.">Si actividad es "modificar" entonces se ejecuta el subflujo S3 "Modificar carga".</text:span></text:p>
      <text:p text:style-name="Normal"><text:span text:style-name="Fuentedepárrafopredeter.">Si actividad es "consultar" entonces se ejecuta el subflujo S4 "Consultar carga".</text:span></text:p>
      <text:p text:style-name="Normal"><text:span text:style-name="Fuentedepárrafopredeter.">Si actividad es "salir" entonces finaliza el caso de uso.</text:span></text:p>
      <text:p text:style-name="Normal"/>
      <text:soft-page-break/>
      <text:h text:style-name="P150" text:outline-level="4"><text:span text:style-name="T151">Subflujo:</text:span></text:h>
      <text:h text:style-name="Heading5" text:outline-level="5"><text:span text:style-name="Fuentedepárrafopredeter.">Agregar carga (S1):</text:span></text:h>
      <text:p text:style-name="Normal"><text:span text:style-name="Fuentedepárrafopredeter.">El sistema solicita los datos de la carga.</text:span></text:p>
      <text:p text:style-name="Normal"><text:span text:style-name="Fuentedepárrafopredeter.">El departamento de ventas ingresa los datos de la carga al sistema.</text:span></text:p>
      <text:p text:style-name="Normal"><text:span text:style-name="Fuentedepárrafopredeter.">El sistema valida la carga (E1).</text:span></text:p>
      <text:p text:style-name="Normal"><text:span text:style-name="Fuentedepárrafopredeter.">El sistema agrega la carga.</text:span></text:p>
      <text:p text:style-name="Normal"><text:span text:style-name="Fuentedepárrafopredeter.">El sistema solicita si se desea seguir agregando cargas.</text:span></text:p>
      <text:p text:style-name="Normal"><text:span text:style-name="Fuentedepárrafopredeter.">Si el departamento de ventas quiere seguir agregando comienza nuevamente el subflujo S1.</text:span></text:p>
      <text:p text:style-name="Normal"><text:span text:style-name="Fuentedepárrafopredeter.">Si el departamento de ventas no quiere seguir agregando finaliza el caso de uso.</text:span></text:p>
      <text:h text:style-name="Heading5" text:outline-level="5"><text:span text:style-name="Fuentedepárrafopredeter.">Eliminar carga (S2):</text:span></text:h>
      <text:p text:style-name="Normal"><text:span text:style-name="Fuentedepárrafopredeter.">El sistema solicita los datos de la carga a eliminar del sistema.</text:span></text:p>
      <text:p text:style-name="Normal"><text:span text:style-name="Fuentedepárrafopredeter.">El departamento de ventas ingresa los datos de la carga.</text:span></text:p>
      <text:p text:style-name="Normal"><text:span text:style-name="Fuentedepárrafopredeter.">El sistema valida la carga (E2).</text:span></text:p>
      <text:p text:style-name="Normal"><text:span text:style-name="Fuentedepárrafopredeter.">El sistema elimina la carga.</text:span></text:p>
      <text:p text:style-name="Normal"><text:span text:style-name="Fuentedepárrafopredeter.">El sistema solicita si se desea seguir elminando cargas.</text:span></text:p>
      <text:p text:style-name="Normal"><text:span text:style-name="Fuentedepárrafopredeter.">Si el departamento de ventas quiere seguir elminando comienza nuevamente el subflujo S2.</text:span></text:p>
      <text:p text:style-name="Normal"><text:span text:style-name="Fuentedepárrafopredeter.">Si el departamento de ventas no quiere seguir elminando finaliza el caso de uso.</text:span></text:p>
      <text:h text:style-name="Heading5" text:outline-level="5"><text:span text:style-name="Fuentedepárrafopredeter.">Modificar carga (S3):</text:span></text:h>
      <text:p text:style-name="Normal"><text:span text:style-name="Fuentedepárrafopredeter.">El sistema solicita los datos de la carga.</text:span></text:p>
      <text:p text:style-name="Normal"><text:span text:style-name="Fuentedepárrafopredeter.">El departamento de ventas ingresa los datos de la carga.</text:span></text:p>
      <text:p text:style-name="Normal"><text:span text:style-name="Fuentedepárrafopredeter.">El sistema valida la carga (E2).</text:span></text:p>
      <text:p text:style-name="Normal"><text:span text:style-name="Fuentedepárrafopredeter.">El sistema muestra todos los datos de la carga para editar.</text:span></text:p>
      <text:p text:style-name="Normal"><text:span text:style-name="Fuentedepárrafopredeter.">El departamento de ventas edita los datos a modificar.</text:span></text:p>
      <text:p text:style-name="Normal"><text:span text:style-name="Fuentedepárrafopredeter.">El sistema valida los datos ingresados (E1).</text:span></text:p>
      <text:p text:style-name="Normal"><text:span text:style-name="Fuentedepárrafopredeter.">El sistema actualiza los datos de la carga.</text:span></text:p>
      <text:p text:style-name="Normal"><text:span text:style-name="Fuentedepárrafopredeter.">El sistema solicita si se desea seguir modificando cargas.</text:span></text:p>
      <text:p text:style-name="Normal"><text:span text:style-name="Fuentedepárrafopredeter.">Si el departamento de ventas quiere seguir modificando comienza nuevamente el subflujo S3.</text:span></text:p>
      <text:p text:style-name="Normal"><text:span text:style-name="Fuentedepárrafopredeter.">Si el departamento de ventas no quiere seguir modificando finaliza el caso de uso.</text:span></text:p>
      <text:p text:style-name="Normal"/>
      <text:soft-page-break/>
      <text:h text:style-name="P152" text:outline-level="5"><text:span text:style-name="Fuentedepárrafopredeter.">Consultar cargas (S4):</text:span></text:h>
      <text:p text:style-name="Normal"><text:span text:style-name="Fuentedepárrafopredeter.">El sistema solicita los datos de la carga.</text:span></text:p>
      <text:p text:style-name="Normal"><text:span text:style-name="Fuentedepárrafopredeter.">El departamento de ventas ingresa los datos de la carga a buscar.</text:span></text:p>
      <text:p text:style-name="Normal"><text:span text:style-name="Fuentedepárrafopredeter.">El sistema busca y muestra todas las cargas cuyos datos concuerdan con los ingresados por el depart</text:span><text:span text:style-name="Fuentedepárrafopredeter.">a</text:span><text:span text:style-name="Fuentedepárrafopredeter.">mento de ventas. No se muestran cargas si los datos no concuerdan con ninguna.</text:span></text:p>
      <text:p text:style-name="Normal"><text:span text:style-name="Fuentedepárrafopredeter.">El sistema solicita si se desea seguir consultando información de cargas.</text:span></text:p>
      <text:p text:style-name="Normal"><text:span text:style-name="Fuentedepárrafopredeter.">Si el departamento de ventas quiere seguir consultando comienza nuevamente el subflujo S4.</text:span></text:p>
      <text:p text:style-name="Normal"><text:span text:style-name="Fuentedepárrafopredeter.">Si el departamento de ventas no quiere seguir consultando finaliza el caso de uso.</text:span></text:p>
      <text:h text:style-name="Heading4" text:outline-level="4"><text:span text:style-name="T153">Flujo de excepción:</text:span></text:h>
      <text:h text:style-name="Heading5" text:outline-level="5"><text:span text:style-name="Fuentedepárrafopredeter.">E1:</text:span></text:h>
      <text:p text:style-name="Normal"><text:span text:style-name="Fuentedepárrafopredeter.">Ya existe una carga con esos datos. Se opta por comenzar nuevamente o finalizar el caso de uso.</text:span></text:p>
      <text:h text:style-name="Heading5" text:outline-level="5"><text:span text:style-name="Fuentedepárrafopredeter.">E2:</text:span></text:h>
      <text:p text:style-name="Normal"><text:span text:style-name="Fuentedepárrafopredeter.">No existe ninguna carga con esos datos. Se opta por comenzar nuevamente o finalizar el caso de uso.</text:span></text:p>
      <text:h text:style-name="Heading3" text:outline-level="3"><text:span text:style-name="Fuentedepárrafopredeter.">Post-condiciones:</text:span></text:h>
      <text:p text:style-name="Normal"><text:span text:style-name="Fuentedepárrafopredeter.">Cambio la situación de alguna carga en el sistema.</text:span></text:p>
      <text:h text:style-name="Heading2" text:outline-level="2"/>
      <text:h text:style-name="Heading2" text:outline-level="2">Caso de uso: Mantener Rutas</text:h>
      <text:h text:style-name="Heading3" text:outline-level="3">Descripción:</text:h>
      <text:p text:style-name="Normal">Provee la funcionalidad de agregar rutas al sistema, eliminarlas, modificar o consultar las mismas.</text:p>
      <text:h text:style-name="Heading3" text:outline-level="3">Actores Participantes:</text:h>
      <text:p text:style-name="Normal">Departamento de Operaciones.</text:p>
      <text:h text:style-name="Heading3" text:outline-level="3">Pre-condiciones:</text:h>
      <text:p text:style-name="Normal">De eliminar, modificar o consultar la información de una ruta, debe existir un envío asociado a la misma en el sistema.</text:p>
      <text:h text:style-name="Heading3" text:outline-level="3"/>
      <text:soft-page-break/>
      <text:h text:style-name="P154" text:outline-level="3">Flujo de eventos:</text:h>
      <text:h text:style-name="P155" text:outline-level="4">Flujo principal:</text:h>
      <text:p text:style-name="Normal">INCLUDE (Validar usuario).</text:p>
      <text:p text:style-name="Normal">El departamento de operaciones solicita acción de Mantener Rutas</text:p>
      <text:p text:style-name="Normal">El sistema muestra actividades a seleccionar.</text:p>
      <text:p text:style-name="Normal">El departamento de operaciones selecciona actividad:</text:p>
      <text:p text:style-name="Normal">Si actividad es "agregar" entonces ejecutar subflujo S1 "Agregar Ruta".</text:p>
      <text:p text:style-name="Normal">Si actividad es "eliminar" entonces se ejecuta el subflujo S2 "Eliminar Ruta".</text:p>
      <text:p text:style-name="Normal">Si actividad es "modificar" entonces se ejecuta el subflujo S3 "Modificar Ruta".</text:p>
      <text:p text:style-name="Normal">Si actividad es "consultar" entonces se ejecuta el subflujo S4 "Consultar Ruta".</text:p>
      <text:p text:style-name="Normal">Si actividad es "salir" entonces finaliza el caso de uso.</text:p>
      <text:h text:style-name="P156" text:outline-level="4">Subflujo:</text:h>
      <text:h text:style-name="Heading5" text:outline-level="5">Agregar Ruta (S1):</text:h>
      <text:p text:style-name="Normal">El sistema solicita los datos de la ruta.</text:p>
      <text:p text:style-name="Normal">El departamento de operaciones ingresa los datos de la ruta.</text:p>
      <text:p text:style-name="Normal">El sistema valida la ruta (E1).</text:p>
      <text:p text:style-name="Normal">El sistema agrega la ruta.</text:p>
      <text:p text:style-name="Normal">El sistema solicita si se desea seguir agregando rutas.</text:p>
      <text:p text:style-name="Normal">Si el departamento de operaciones quiere seguir agregando comienza nuevamente el subflujo S1.</text:p>
      <text:p text:style-name="Normal">Si el departamento de operaciones no quiere seguir agregando finaliza el caso de uso.</text:p>
      <text:p text:style-name="Normal"/>
      <text:h text:style-name="Heading5" text:outline-level="5">Eliminar Ruta (S2):</text:h>
      <text:p text:style-name="Normal">El sistema solicita los datos de la ruta a eliminar del sistema.</text:p>
      <text:p text:style-name="Normal">El departamento de operaciones ingresa los datos de la ruta.</text:p>
      <text:p text:style-name="Normal">El sistema valida los datos de la ruta <text:s/>(E2).</text:p>
      <text:p text:style-name="Normal">El sistema elimina la ruta.</text:p>
      <text:p text:style-name="Normal">El sistema solicita si se desea seguir elminando rutas.</text:p>
      <text:p text:style-name="Normal">Si el departamento de operaciones quiere seguir elminando comienza nuevamente el subflujo S2.</text:p>
      <text:p text:style-name="Normal">Si el departamento de operaciones no quiere seguir elminando finaliza el caso de uso.</text:p>
      <text:p text:style-name="Normal"/>
      <text:soft-page-break/>
      <text:h text:style-name="Heading5" text:outline-level="5">Modificar Ruta (S3):</text:h>
      <text:p text:style-name="Normal">El sistema solicita los datos de la ruta .</text:p>
      <text:p text:style-name="Normal">El departamento de operaciones ingresa los datos de la ruta .</text:p>
      <text:p text:style-name="Normal">El sistema busca y encuentrar la ruta <text:s/>(E2).</text:p>
      <text:p text:style-name="Normal">El sistema muestra todos los datos de la ruta para editar.</text:p>
      <text:p text:style-name="Normal">El departamento de operaciones modifica los datos.</text:p>
      <text:p text:style-name="Normal">El sistema valida la ruta (E1).</text:p>
      <text:p text:style-name="Normal">El sistema actualiza los datos de la ruta.</text:p>
      <text:p text:style-name="Normal">El sistema solicita si se desea seguir modificando rutas.</text:p>
      <text:p text:style-name="Normal">Si el departamento de operaciones quiere seguir modificando comienza nuevamente el subflujo S3.</text:p>
      <text:p text:style-name="Normal">Si el departamento de operaciones no quiere seguir modificando finaliza el caso de uso.</text:p>
      <text:p text:style-name="Normal"/>
      <text:h text:style-name="Heading5" text:outline-level="5">Consultar Ruta <text:s/>(S4):</text:h>
      <text:p text:style-name="Normal">El sistema solicita los datos de la ruta.</text:p>
      <text:p text:style-name="Normal">El departamento de operaciones ingresa los datos de la ruta a buscar.</text:p>
      <text:p text:style-name="Normal">El sistema busca y muestra todas las rutas cuyos datos concuerdan con los ingresados por el departamento de operaciones. No se muestran rutas si los datos no concuerdan con ninguna.</text:p>
      <text:p text:style-name="Normal">El sistema solicita si se desea seguir consultando información de rutas.</text:p>
      <text:p text:style-name="Normal">Si el departamento de operaciones quiere seguir consultando comienza nuevamente el subflujo S4.</text:p>
      <text:p text:style-name="Normal">Si el departamento de operaciones no quiere seguir consultando finaliza el caso de uso.</text:p>
      <text:p text:style-name="Normal"/>
      <text:soft-page-break/>
      <text:h text:style-name="P157" text:outline-level="4">Flujo de excepción:</text:h>
      <text:h text:style-name="Heading5" text:outline-level="5">E1:</text:h>
      <text:p text:style-name="Normal">Ya existe una ruta con los mismos datos. Se opta por reingresar los datos o finalizar el caso de uso.</text:p>
      <text:h text:style-name="Heading5" text:outline-level="5">E2:</text:h>
      <text:p text:style-name="Normal">No existe ninguna ruta con esos datos. Se opta por comenzar nuevamente o finalizar el caso de uso.</text:p>
      <text:h text:style-name="Heading3" text:outline-level="3">Post-condiciones:</text:h>
      <text:p text:style-name="Normal">Cambio la situación de alguna ruta en el sistema.</text:p>
      <text:p text:style-name="Normal"/>
      <text:h text:style-name="Heading2" text:outline-level="2">Caso de uso: Mantener Posiciones de Cargas</text:h>
      <text:h text:style-name="Heading3" text:outline-level="3">Descripción:</text:h>
      <text:p text:style-name="Normal">Provee la funcionalidad de agregar posiciones de cargas al sistema, eliminarlas, modificar o consultar las mismas.</text:p>
      <text:h text:style-name="Heading3" text:outline-level="3">Actores Participantes:</text:h>
      <text:p text:style-name="Normal">Departamento de Operaciones.</text:p>
      <text:h text:style-name="Heading3" text:outline-level="3">Pre-condiciones:</text:h>
      <text:p text:style-name="Normal">De eliminar, modificar o consultar la información de la posición de una carga, debe exisitr un envío asociado a la misma en el sistema.</text:p>
      <text:h text:style-name="Heading3" text:outline-level="3">Flujo de eventos:</text:h>
      <text:h text:style-name="P158" text:outline-level="4">Flujo principal:</text:h>
      <text:p text:style-name="Normal">INCLUDE (Validar usuario).</text:p>
      <text:p text:style-name="Normal">El departamento de operaciones solicita acción de Mantener Posiciones de Cargas.</text:p>
      <text:p text:style-name="Normal">El sistema muestra actividades a seleccionar.</text:p>
      <text:p text:style-name="Normal">El departamento de operaciones selecciona actividad:</text:p>
      <text:p text:style-name="Normal">Si actividad es "agregar" entonces ejecutar subflujo S1 "Agregar posición de carga".</text:p>
      <text:p text:style-name="Normal">Si actividad es "eliminar" entonces se ejecuta el subflujo S2 "Eliminar posición de carga".</text:p>
      <text:p text:style-name="Normal">Si actividad es "modificar" entonces se ejecuta el subflujo S3 "Modificar posición de carga".</text:p>
      <text:p text:style-name="Normal">Si actividad es "consultar" entonces se ejecuta el subflujo S4 "Consultar posiciones de carga".</text:p>
      <text:p text:style-name="Normal">Si actividad es "salir" entonces finaliza el caso de uso.</text:p>
      <text:p text:style-name="Normal"/>
      <text:soft-page-break/>
      <text:h text:style-name="P159" text:outline-level="4">Subflujo:</text:h>
      <text:h text:style-name="Heading5" text:outline-level="5">Agregar posición de carga (S1):</text:h>
      <text:p text:style-name="Normal">El sistema solicita los datos de la carga.</text:p>
      <text:p text:style-name="Normal">El departamento de operaciones ingresa los datos de la carga.</text:p>
      <text:p text:style-name="Normal">El sistema busca y encuentra la carga buscada (E1).</text:p>
      <text:p text:style-name="Normal">El sistema solicita los datos de la posición de la carga.</text:p>
      <text:p text:style-name="Normal">Se ingresan los datos de la posición de la carga al sistema.</text:p>
      <text:p text:style-name="Normal">El sistema agrega la posición a la carga.</text:p>
      <text:p text:style-name="Normal">El sistema solicita si se desea seguir agregando posiciones de cargas.</text:p>
      <text:p text:style-name="Normal">Si el departamento de operaciones quiere seguir agregando comienza nuevamente el subflujo S1.</text:p>
      <text:p text:style-name="Normal">Si el departamento de operaciones no quiere seguir agregando finaliza el caso de uso.</text:p>
      <text:h text:style-name="Heading5" text:outline-level="5">Eliminar posición de carga (S2):</text:h>
      <text:p text:style-name="Normal">El sistema solicita los datos de la carga.</text:p>
      <text:p text:style-name="Normal">El departamento de operaciones ingresa los datos de la carga.</text:p>
      <text:p text:style-name="Normal">El sistema busca y la encuentra la carga (E1).</text:p>
      <text:p text:style-name="Normal">El sistema solicita la posición de la carga a eliminar.</text:p>
      <text:p text:style-name="Normal">El departamento de operaciones ingresa la posición de la carga.</text:p>
      <text:p text:style-name="Normal">El sistema busca y encuentra la posición de la carga (E2).</text:p>
      <text:p text:style-name="Normal">El sistema elimina la posición de la carga.</text:p>
      <text:p text:style-name="Normal">El sistema solicita si se desea seguir eliminando posiciones de cargas.</text:p>
      <text:p text:style-name="Normal">Si el departamento de operaciones quiere seguir eliminando comienza nuevamente el subflujo S2.</text:p>
      <text:p text:style-name="Normal">Si el departamento de operaciones no quiere seguir eliminando finaliza el caso de uso.</text:p>
      <text:h text:style-name="Heading5" text:outline-level="5">Modificar posición de carga (S3):</text:h>
      <text:p text:style-name="Normal">El sistema solicita los datos de la carga.</text:p>
      <text:p text:style-name="Normal">El departamento de operaciones ingresa los datos de la carga.</text:p>
      <text:p text:style-name="Normal">El sistema busca y encuentra la carga (E1).</text:p>
      <text:p text:style-name="Normal">El sistema solicita la posición de la carga a modificar.</text:p>
      <text:p text:style-name="Normal">El sistema busca y encuentra la posición de la carga (E2).</text:p>
      <text:p text:style-name="Normal">El sistema muestra todos los datos de la posición para editar.</text:p>
      <text:p text:style-name="Normal">El departamento de operaciones modifica los datos.</text:p>
      <text:soft-page-break/>
      <text:p text:style-name="Normal">El sistema valida los datos ingresados (E3).</text:p>
      <text:p text:style-name="Normal">El sistema actualiza los datos de la posición de la carga.</text:p>
      <text:p text:style-name="Normal">El sistema solicita si se desea seguir modificando posiciones de cargas.</text:p>
      <text:p text:style-name="Normal">Si el departamento de operaciones quiere seguir modificando comienza nuevamente el subflujo S3.</text:p>
      <text:p text:style-name="Normal">Si el departamento de operaciones no quiere seguir modificando finaliza el caso de uso.</text:p>
      <text:h text:style-name="Heading5" text:outline-level="5">Consultar posiciones de carga (S4):</text:h>
      <text:p text:style-name="Normal">El sistema solicita los datos de la carga.</text:p>
      <text:p text:style-name="Normal">El departamento de operaciones ingresa los datos de la carga.</text:p>
      <text:p text:style-name="Normal">El sistema busca y encuentra la carga (E1).</text:p>
      <text:p text:style-name="Normal">El sistema solicita la posición de la carga.</text:p>
      <text:p text:style-name="Normal">El departamento de operaciones ingresa los datos de la posición de la carga a buscar.</text:p>
      <text:p text:style-name="Normal">El sistema busca y muestra todas las posiciones de cargas cuyos datos concuerdan con los ingresados por el departamento de operaciones. No se muestran las posiciones de cargas si los datos no concuerdan con ninguna.</text:p>
      <text:p text:style-name="Normal">El sistema solicita si se desea seguir consultando información de posiciones de cargas.</text:p>
      <text:p text:style-name="Normal">Si el departamento de operaciones quiere seguir consultando comienza nuevamente el subflujo S4.</text:p>
      <text:p text:style-name="Normal">Si el departamento de operaciones no quiere seguir consultando finaliza el caso de uso.</text:p>
      <text:h text:style-name="P160" text:outline-level="4">Flujo de excepción:</text:h>
      <text:h text:style-name="Heading5" text:outline-level="5">E1:</text:h>
      <text:p text:style-name="Normal">No existe ninguna carga con esos datos. Se opta por comenzar nuevamente o finalizar el caso de uso.</text:p>
      <text:h text:style-name="Heading5" text:outline-level="5">E2:</text:h>
      <text:p text:style-name="Normal">No existe esa posición de la carga. Se opta por comenzar nuevamente o finalizar el caso de uso.</text:p>
      <text:h text:style-name="Heading5" text:outline-level="5">E3:</text:h>
      <text:p text:style-name="Normal">Ya existe esa posición de la carga. Se opta por comenzar nuevamente o finalizar el caso de uso.</text:p>
      <text:h text:style-name="Heading3" text:outline-level="3">Post-condiciones:</text:h>
      <text:p text:style-name="Normal">Cambió la situación de alguna posición de una carga en el sistema.</text:p>
      <text:p text:style-name="Normal"/>
      <text:soft-page-break/>
      <text:h text:style-name="P161" text:outline-level="2">Caso de uso: Realizar Envío</text:h>
      <text:h text:style-name="Heading3" text:outline-level="3">Descripción:</text:h>
      <text:p text:style-name="Normal">Provee la funcionalidad de dejar constancia del comienzo del envío de una carga.</text:p>
      <text:h text:style-name="Heading3" text:outline-level="3">Actores Participantes:</text:h>
      <text:p text:style-name="Normal">Departamento de Operaciones (Primario), Proveedor de Transporte (Secundario).</text:p>
      <text:h text:style-name="Heading3" text:outline-level="3">Pre-condiciones:</text:h>
      <text:p text:style-name="Normal">Que se haya acordado un envío con el cliente por una carga. Que el cliente haya despachado el paquete en el almacén</text:p>
      <text:h text:style-name="Heading3" text:outline-level="3">Flujo de eventos:</text:h>
      <text:h text:style-name="P162" text:outline-level="4">Flujo principal:</text:h>
      <text:p text:style-name="Normal">El sistema solicita los datos de la carga que se envía.</text:p>
      <text:p text:style-name="Normal">El departarmento de operaciones ingresa los datos de la carga.</text:p>
      <text:p text:style-name="Normal">El sistema busca y encuentra la carga (E1).</text:p>
      <text:p text:style-name="Normal">El sistema registra el comienzo del envío de la carga.</text:p>
      <text:p text:style-name="Normal">El sistema informa a los proveedores que ya esta lista la carga en el depósito.</text:p>
      <text:p text:style-name="Normal">Finaliza el caso de uso.</text:p>
      <text:h text:style-name="P163" text:outline-level="4">Flujo de excepción:</text:h>
      <text:h text:style-name="Heading5" text:outline-level="5">E1:</text:h>
      <text:p text:style-name="Normal">No se encontro la carga. Finaliza el caso de uso.</text:p>
      <text:h text:style-name="Heading3" text:outline-level="3">Post-condiciones:</text:h>
      <text:p text:style-name="Normal">Se registra el inicio del envío de una carga.</text:p>
      <text:p text:style-name="Normal"/>
      <text:h text:style-name="Heading2" text:outline-level="2">Caso de uso: Emitir factura</text:h>
      <text:p text:style-name="Normal"/>
      <text:h text:style-name="Heading3" text:outline-level="3">Descripción:</text:h>
      <text:p text:style-name="Normal">Provee la funcionalidad de interactuar con un sistema de facturación para la emisión de la factura.</text:p>
      <text:h text:style-name="Heading3" text:outline-level="3">Actores Participantes:</text:h>
      <text:p text:style-name="Normal">Oficina Central (Primario), Sistema de Facturación (Secundario).</text:p>
      <text:h text:style-name="Heading3" text:outline-level="3">Pre-condiciones:</text:h>
      <text:p text:style-name="Normal">Debe existir el envío del cual se quiere emitir la factura.</text:p>
      <text:h text:style-name="Heading3" text:outline-level="3">Flujo de eventos:</text:h>
      <text:h text:style-name="P164" text:outline-level="4">Flujo principal:</text:h>
      <text:list text:style-name="LFO22" text:continue-numbering="true">
        <text:list-item>
          <text:p text:style-name="P165">Oficina central<text:s/>informa<text:s/>el envío del cual se quiere emitir la factura.</text:p>
        </text:list-item>
        <text:list-item>
          <text:p text:style-name="P166">El sistema<text:s/>busca los datos de la factura asociada al envío y se los<text:s/>envía al sistema de facturación, el cual se encarga de la impresión de la misma.</text:p>
        </text:list-item>
        <text:list-item>
          <text:p text:style-name="P167">Finaliza el caso de uso.</text:p>
        </text:list-item>
      </text:list>
      <text:h text:style-name="Heading3" text:outline-level="3">Post-condiciones:</text:h>
      <text:p text:style-name="Normal">Ningun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168" text:outline-level="1">Clases participantes</text:h>
      <text:p text:style-name="Normal"/>
      <text:h text:style-name="Heading2" text:outline-level="2">Cliente</text:h>
      <text:p text:style-name="NoSpacing"><text:span text:style-name="T169">Atributos:</text:span></text:p>
      <text:list text:style-name="LFO2" text:continue-numbering="true">
        <text:list-item>
          <text:p text:style-name="P170"><text:span text:style-name="T171">Deuda: El total que debe pagar actualmente.</text:span></text:p>
        </text:list-item>
        <text:list-item>
          <text:p text:style-name="P172"><text:span text:style-name="T173">Nombre: Nombre del cliente.</text:span></text:p>
        </text:list-item>
        <text:list-item>
          <text:p text:style-name="P174"><text:span text:style-name="T175">Domicilio: Domicilio del cliente.</text:span></text:p>
        </text:list-item>
        <text:list-item>
          <text:p text:style-name="P176"><text:span text:style-name="T177">Telefono: Teléfono del cliente.</text:span></text:p>
        </text:list-item>
        <text:list-item>
          <text:p text:style-name="P178"><text:span text:style-name="T179">Tipo: Si es cliente habitual o no.</text:span></text:p>
        </text:list-item>
      </text:list>
      <text:p text:style-name="P180"/>
      <text:p text:style-name="NoSpacing"><text:span text:style-name="T181">Métodos:</text:span></text:p>
      <text:list text:style-name="LFO3" text:continue-numbering="true">
        <text:list-item>
          <text:p text:style-name="P182"><text:span text:style-name="T183">IngresarDatos: Ingresa y almacena los datos Nombre, Domicilio, <text:s/>Teléfono y Tipo de Cliente.</text:span></text:p>
        </text:list-item>
        <text:list-item>
          <text:p text:style-name="P184"><text:span text:style-name="T185">ModificarDatos: Modifica los datos Nombre, Domicilio, <text:s/>Teléfono y Tipo de Cliente.</text:span></text:p>
        </text:list-item>
        <text:list-item>
          <text:p text:style-name="P186"><text:span text:style-name="T187">IngresarCarga(Carga): Se ingresa una carga que corresponde a ese cliente.</text:span></text:p>
        </text:list-item>
        <text:list-item>
          <text:p text:style-name="P188"><text:span text:style-name="T189">IngresarDeuda: Ingresa el monto que debe pagar el cliente actualmente.</text:span></text:p>
        </text:list-item>
        <text:list-item>
          <text:p text:style-name="P190"><text:span text:style-name="T191">ConsultarSeguimientoCarga: Devuelve el lugar aproximado en el que se encuentra la o las cargas del cliente.</text:span></text:p>
        </text:list-item>
        <text:list-item>
          <text:p text:style-name="P192"><text:span text:style-name="T193">Eliminar: Da de baja al cliente</text:span></text:p>
        </text:list-item>
        <text:list-item>
          <text:p text:style-name="P194"><text:span text:style-name="T195">RealizarPago(Carga): Deja registrado en el sistema el pago de la carga.</text:span></text:p>
        </text:list-item>
        <text:list-item>
          <text:p text:style-name="P196"><text:span text:style-name="T197">PuedeInicEnvio(Carga): Indica si el cliente abono el pago para poder realizar el envío.</text:span></text:p>
        </text:list-item>
      </text:list>
      <text:p text:style-name="P198"/>
      <text:p text:style-name="NoSpacing"><text:span text:style-name="T199">Responsabilidades:</text:span></text:p>
      <text:p text:style-name="NoSpacing"><text:span text:style-name="T200">Poder conocer pagos pendientes y realizados del envío de cargas del cliente.</text:span></text:p>
      <text:p text:style-name="NoSpacing"/>
      <text:h text:style-name="Heading2" text:outline-level="2">Carga</text:h>
      <text:p text:style-name="NoSpacing"><text:span text:style-name="T201">Atributos:</text:span></text:p>
      <text:list text:style-name="LFO2">
        <text:list-item>
          <text:p text:style-name="P202"><text:span text:style-name="T203">Tipo: El tipo de carga que se transporta (por ejemplo: alimentos que necesiten refriger</text:span><text:span text:style-name="T204">a</text:span><text:span text:style-name="T205">ción, animales, frágiles, normales)</text:span></text:p>
        </text:list-item>
        <text:list-item>
          <text:p text:style-name="P206"><text:span text:style-name="T207">Descripcion: Descripción de la carga (volumen, peso y cantidad)</text:span></text:p>
        </text:list-item>
        <text:list-item>
          <text:p text:style-name="P208"><text:span text:style-name="T209">PosicionActual: La posición física aproximada de la carga en ese momento(basado en el último punto de control)</text:span></text:p>
        </text:list-item>
        <text:list-item>
          <text:p text:style-name="P210"><text:span text:style-name="T211">Estado: En viaje, en origen, en destino.</text:span></text:p>
        </text:list-item>
        <text:list-item>
          <text:p text:style-name="P212"><text:span text:style-name="T213">Pagado: SI | NO.</text:span></text:p>
        </text:list-item>
        <text:list-item>
          <text:p text:style-name="P214"><text:span text:style-name="T215">Precio_envio: Precio que tiene el transporte de la carga.</text:span></text:p>
        </text:list-item>
        <text:list-item>
          <text:p text:style-name="P216"><text:span text:style-name="T217">FechaEstPartida: Fecha estimada de partida de la carga.</text:span></text:p>
        </text:list-item>
        <text:list-item>
          <text:p text:style-name="P218"><text:span text:style-name="T219">FechaEstLlegada: Fecha estimada de llegada de la carga</text:span></text:p>
        </text:list-item>
      </text:list>
      <text:p text:style-name="P220"/>
      <text:p text:style-name="NoSpacing"><text:span text:style-name="T221">Métodos:</text:span></text:p>
      <text:list text:style-name="LFO3">
        <text:list-item>
          <text:p text:style-name="P222"><text:span text:style-name="T223">IngresarDatos: Ingresa y almacena los datos de Descripcion y Tipo</text:span></text:p>
        </text:list-item>
        <text:list-item>
          <text:p text:style-name="P224"><text:span text:style-name="T225">ActualizarPosicion: Actualiza la posición física actual de la carga.</text:span></text:p>
        </text:list-item>
        <text:list-item>
          <text:p text:style-name="P226"><text:span text:style-name="T227">Modificar: Modifica datos del cliente</text:span></text:p>
        </text:list-item>
        <text:list-item>
          <text:p text:style-name="P228"><text:span text:style-name="T229">Eliminar: Elimina la carga</text:span></text:p>
        </text:list-item>
      </text:list>
      <text:p text:style-name="P230"/>
      <text:p text:style-name="NoSpacing"><text:span text:style-name="T231">Responsabilidades:</text:span></text:p>
      <text:p text:style-name="Normal">Poder conocer la posición de dicha carga y si se pagó su envío.</text:p>
      <text:h text:style-name="Heading2" text:outline-level="2"/>
      <text:h text:style-name="Heading2" text:outline-level="2">Ruta</text:h>
      <text:p text:style-name="NoSpacing"><text:span text:style-name="T232">Atributos:</text:span></text:p>
      <text:p text:style-name="NoSpacing"/>
      <text:soft-page-break/>
      <text:list text:style-name="LFO6" text:continue-numbering="true">
        <text:list-item>
          <text:p text:style-name="P233"><text:span text:style-name="T234">TiempoEstimado: Tiempo aproximado del recorrido de la ruta.</text:span></text:p>
        </text:list-item>
      </text:list>
      <text:list text:style-name="LFO2">
        <text:list-item>
          <text:p text:style-name="P235"><text:span text:style-name="T236">Origen: Lugar de inicio del trayecto.</text:span></text:p>
        </text:list-item>
        <text:list-item>
          <text:p text:style-name="P237"><text:span text:style-name="T238">Destino: Lugar de fin del trayecto.</text:span></text:p>
        </text:list-item>
      </text:list>
      <text:p text:style-name="NoSpacing"/>
      <text:p text:style-name="NoSpacing"><text:span text:style-name="T239">Métodos:</text:span></text:p>
      <text:list text:style-name="LFO3">
        <text:list-item>
          <text:p text:style-name="P240"><text:span text:style-name="T241">IngresarDatos: Ingresa y almacena datos de precio, tiempo estimado, origen y destino.</text:span></text:p>
        </text:list-item>
        <text:list-item>
          <text:p text:style-name="P242"><text:span text:style-name="T243">ModificarDatos: Modifica los datos de precio, tiempo estimado, origen y destino.</text:span></text:p>
        </text:list-item>
        <text:list-item>
          <text:p text:style-name="P244"><text:span text:style-name="T245">Eliminar: Elimina la ruta.</text:span></text:p>
        </text:list-item>
      </text:list>
      <text:p text:style-name="P246"/>
      <text:p text:style-name="NoSpacing"><text:span text:style-name="T247">Responsabilidades:</text:span></text:p>
      <text:p text:style-name="Normal">Representar el camino que recorre una carga.</text:p>
      <text:h text:style-name="Heading2" text:outline-level="2">Tramo</text:h>
      <text:p text:style-name="NoSpacing"><text:span text:style-name="T248">Atributos:</text:span></text:p>
      <text:list text:style-name="LFO2">
        <text:list-item>
          <text:p text:style-name="P249"><text:span text:style-name="T250">TiempoEstimado: Tiempo aproximado del recorrido del tramo.</text:span></text:p>
        </text:list-item>
        <text:list-item>
          <text:p text:style-name="P251"><text:span text:style-name="T252">Descripcion: Descripcion del tramo (ej: caminos que se tomaran)</text:span></text:p>
        </text:list-item>
        <text:list-item>
          <text:p text:style-name="P253"><text:span text:style-name="T254">CantAduanas: La cantidad de aduanas que se deberán pasar.</text:span></text:p>
        </text:list-item>
        <text:list-item>
          <text:p text:style-name="P255"><text:span text:style-name="T256">Inicio: Lugar donde inicia el tramo.</text:span></text:p>
        </text:list-item>
        <text:list-item>
          <text:p text:style-name="P257"><text:span text:style-name="T258">Final: Lugar donde se finaliza el tramo.</text:span></text:p>
        </text:list-item>
      </text:list>
      <text:p text:style-name="NoSpacing"/>
      <text:p text:style-name="NoSpacing"><text:span text:style-name="T259">Métodos:</text:span></text:p>
      <text:list text:style-name="LFO3">
        <text:list-item>
          <text:p text:style-name="P260"><text:span text:style-name="T261">IngresarDatos: Ingresa y almacena datos de tiempo estimado, descripción, aduanas, inicio y final del tramo.</text:span></text:p>
        </text:list-item>
        <text:list-item>
          <text:p text:style-name="P262"><text:span text:style-name="T263">ModificarDatos: Modifica los datos de tiempo estimado, descripción, aduanas , inicio y final del tramo.</text:span></text:p>
        </text:list-item>
        <text:list-item>
          <text:p text:style-name="P264"><text:span text:style-name="T265">Eliminar: Elimina el tramo.</text:span></text:p>
        </text:list-item>
      </text:list>
      <text:p text:style-name="P266"/>
      <text:p text:style-name="NoSpacing"><text:span text:style-name="T267">Responsabilidades:</text:span></text:p>
      <text:p text:style-name="Normal">Se encarga de unir un punto de carga con un punto de descarga.</text:p>
      <text:h text:style-name="Heading2" text:outline-level="2"/>
      <text:h text:style-name="Heading2" text:outline-level="2">Transporte</text:h>
      <text:p text:style-name="NoSpacing"><text:span text:style-name="T268">Atributos:</text:span></text:p>
      <text:list text:style-name="LFO2">
        <text:list-item>
          <text:p text:style-name="P269"><text:span text:style-name="T270">Tipo de transporte: Descripción de tipos de carga que puede transportar el medio de tran</text:span><text:span text:style-name="T271">s</text:span><text:span text:style-name="T272">porte.</text:span></text:p>
        </text:list-item>
        <text:list-item>
          <text:p text:style-name="P273"><text:span text:style-name="T274">Proveedor: Empresa que nos provee el medio de transporte</text:span></text:p>
        </text:list-item>
        <text:list-item>
          <text:p text:style-name="P275"><text:span text:style-name="T276">Tipos de Carga: Tipos de carga que puede transportar</text:span></text:p>
        </text:list-item>
        <text:list-item>
          <text:p text:style-name="P277"><text:span text:style-name="T278">Precio: Costo del envío de la carga.</text:span></text:p>
        </text:list-item>
      </text:list>
      <text:p text:style-name="P279"/>
      <text:p text:style-name="NoSpacing"/>
      <text:p text:style-name="NoSpacing"><text:span text:style-name="T280">Métodos:</text:span></text:p>
      <text:list text:style-name="LFO3">
        <text:list-item>
          <text:p text:style-name="P281"><text:span text:style-name="T282">Alta: Almacena el transporte.</text:span></text:p>
        </text:list-item>
        <text:list-item>
          <text:p text:style-name="P283"><text:span text:style-name="T284">Baja: Elimina el transporte.</text:span></text:p>
        </text:list-item>
        <text:list-item>
          <text:p text:style-name="P285"><text:span text:style-name="T286">Modificación: Modifica el transporte.</text:span></text:p>
        </text:list-item>
      </text:list>
      <text:p text:style-name="P287"/>
      <text:p text:style-name="NoSpacing"><text:span text:style-name="T288">Responsabilidades:</text:span></text:p>
      <text:p text:style-name="Normal"><text:span text:style-name="T289">Llevar el control del transporte que realiza el envío.</text:span></text:p>
      <text:p text:style-name="Normal"/>
      <text:h text:style-name="Heading2" text:outline-level="2">Puntos clave</text:h>
      <text:p text:style-name="Normal"><text:span text:style-name="T290">Atributos:</text:span></text:p>
      <text:list text:style-name="LFO6">
        <text:list-item>
          <text:p text:style-name="P291">Tipo: Si es aduana o depósito.</text:p>
        </text:list-item>
        <text:list-item>
          <text:p text:style-name="P292">FechaEntrada: Fecha de entrada a la aduana/depósito de la carga.</text:p>
        </text:list-item>
        <text:list-item>
          <text:p text:style-name="P293">FechaSalida: Fecha de salida de la aduana/depósito de la carga.</text:p>
        </text:list-item>
        <text:list-item>
          <text:p text:style-name="P294"><text:span text:style-name="T295">Ubicación: Ubicación de la aduana/depósito.</text:span><text:span text:style-name="T296"><text:line-break/></text:span></text:p>
        </text:list-item>
      </text:list>
      <text:p text:style-name="Normal"><text:span text:style-name="T297">Métodos:</text:span></text:p>
      <text:list text:style-name="LFO14" text:continue-numbering="true">
        <text:list-item>
          <text:p text:style-name="P298">RegIngreso(Carga): Registra el ingreso de la carga a la aduana/depósito.</text:p>
        </text:list-item>
        <text:list-item>
          <text:p text:style-name="P299">RegEgreso(Carga): Registra el egreso de la carga de la aduana/depósito</text:p>
        </text:list-item>
      </text:list>
      <text:p text:style-name="Normal"/>
      <text:soft-page-break/>
      <text:h text:style-name="P300" text:outline-level="1">Diagrama de Clases participantes</text:h>
      <text:p text:style-name="Normal"/>
      <text:p text:style-name="P301"><draw:frame draw:style-name="a2" draw:name="Picture 1" text:anchor-type="as-char" svg:x="0in" svg:y="0in" svg:width="6.94803in" svg:height="5.38661in" style:rel-width="scale" style:rel-height="scale"><draw:image xlink:href="" xlink:type="simple" xlink:show="embed" xlink:actuate="onLoad"/><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í" svg:font-family="Calibrí"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76092"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54061"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54061"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fo:margin-bottom="0in" fo:background-color="#FFFFFF"/>
      <style:text-properties style:font-name="Verdana" style:font-name-asian="Verdana" style:font-name-complex="Verdana" fo:font-size="12pt" style:font-size-asian="12pt" style:font-size-complex="12pt" fo:background-color="#FFFFFF" fo:hyphenate="true"/>
    </style:style>
    <style:style style:name="Heading" style:display-name="Heading"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true"/>
    </style:style>
    <style:style style:name="Textbody" style:display-name="Text body" style:family="paragraph" style:parent-style-name="Standard">
      <style:paragraph-properties fo:margin-bottom="0.0833in"/>
      <style:text-properties fo:hyphenate="true"/>
    </style:style>
    <style:style style:name="writely-toc-lower-roman" style:display-name="writely-toc-lower-roman" style:family="paragraph" style:parent-style-name="Standard">
      <style:text-properties fo:hyphenate="true"/>
    </style:style>
    <style:style style:name="Tr" style:display-name="Tr" style:family="paragraph" style:parent-style-name="Standard">
      <style:text-properties fo:hyphenate="true"/>
    </style:style>
    <style:style style:name="Img" style:display-name="Img" style:family="paragraph" style:parent-style-name="Standard">
      <style:text-properties fo:hyphenate="true"/>
    </style:style>
    <style:style style:name="Div" style:display-name="Div" style:family="paragraph" style:parent-style-name="Standard">
      <style:text-properties fo:hyphenate="true"/>
    </style:style>
    <style:style style:name="webkit-indent-blockquote" style:display-name="webkit-indent-blockquote" style:family="paragraph" style:parent-style-name="Standard">
      <style:text-properties fo:hyphenate="true"/>
    </style:style>
    <style:style style:name="writely-toc-disc" style:display-name="writely-toc-disc" style:family="paragraph" style:parent-style-name="Standard">
      <style:text-properties fo:hyphenate="true"/>
    </style:style>
    <style:style style:name="Ol" style:display-name="Ol" style:family="paragraph" style:parent-style-name="Standard">
      <style:text-properties fo:hyphenate="true"/>
    </style:style>
    <style:style style:name="writely-toc-decimal" style:display-name="writely-toc-decimal" style:family="paragraph" style:parent-style-name="Standard">
      <style:text-properties fo:hyphenate="true"/>
    </style:style>
    <style:style style:name="Option" style:display-name="Option" style:family="paragraph" style:parent-style-name="Standard">
      <style:text-properties fo:hyphenate="true"/>
    </style:style>
    <style:style style:name="Ul" style:display-name="Ul" style:family="paragraph" style:parent-style-name="Standard">
      <style:text-properties fo:hyphenate="true"/>
    </style:style>
    <style:style style:name="Select" style:display-name="Select" style:family="paragraph" style:parent-style-name="Standard">
      <style:text-properties fo:hyphenate="true"/>
    </style:style>
    <style:style style:name="writely-toc-lower-alpha" style:display-name="writely-toc-lower-alpha" style:family="paragraph" style:parent-style-name="Standard">
      <style:text-properties fo:hyphenate="true"/>
    </style:style>
    <style:style style:name="Blockquote" style:display-name="Blockquote" style:family="paragraph" style:parent-style-name="Standard">
      <style:paragraph-properties fo:border="0.0104in solid #DDDDDD" fo:padding="0in" style:shadow="none"/>
      <style:text-properties fo:hyphenate="true"/>
    </style:style>
    <style:style style:name="writely-toc-upper-alpha" style:display-name="writely-toc-upper-alpha" style:family="paragraph" style:parent-style-name="Standard">
      <style:text-properties fo:hyphenate="tru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Table" style:display-name="Table" style:family="paragraph" style:parent-style-name="Standard">
      <style:text-properties fo:hyphenate="true"/>
    </style:style>
    <style:style style:name="Li" style:display-name="Li" style:family="paragraph" style:parent-style-name="Standard">
      <style:text-properties fo:hyphenate="true"/>
    </style:style>
    <style:style style:name="pb" style:display-name="pb" style:family="paragraph" style:parent-style-name="Standard">
      <style:text-properties fo:hyphenate="true"/>
    </style:style>
    <style:style style:name="Address" style:display-name="Address" style:family="paragraph" style:parent-style-name="Standard">
      <style:text-properties fo:hyphenate="true"/>
    </style:style>
    <style:style style:name="Pre" style:display-name="Pre" style:family="paragraph" style:parent-style-name="Standard">
      <style:text-properties style:font-name="Courier New" style:font-name-asian="Courier New" style:font-name-complex="Courier New" fo:hyphenate="true"/>
    </style:style>
    <style:style style:name="Ol_writely-toc-subheading" style:display-name="Ol_writely-toc-subheading" style:family="paragraph" style:parent-style-name="Ol">
      <style:text-properties fo:hyphenate="true"/>
    </style:style>
    <style:style style:name="writely-toc-upper-roman" style:display-name="writely-toc-upper-roman" style:family="paragraph" style:parent-style-name="Standard">
      <style:text-properties fo:hyphenate="true"/>
    </style:style>
    <style:style style:name="writely-toc-none" style:display-name="writely-toc-none" style:family="paragraph" style:parent-style-name="Standard">
      <style:text-properties fo:hyphenate="true"/>
    </style:style>
    <style:style style:name="Footer" style:display-name="Footer"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tru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true"/>
    </style:style>
    <style:style style:name="Header" style:display-name="Header" style:family="paragraph" style:parent-style-name="Standard">
      <style:paragraph-properties text:number-lines="false">
        <style:tab-stops>
          <style:tab-stop style:type="center" style:position="3.2479in"/>
          <style:tab-stop style:type="right" style:position="6.4958in"/>
        </style:tab-stops>
      </style:paragraph-properties>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fo:color="#17375E" fo:letter-spacing="0.0034in" style:letter-kerning="true" fo:font-size="26pt" style:font-size-asian="26pt" style:font-size-complex="26pt" fo:hyphenate="true"/>
    </style:style>
    <style:style style:name="Subtitle" style:display-name="Subtitle"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true"/>
    </style:style>
    <style:style style:name="TítulodeTDC" style:display-name="Título de TDC" style:family="paragraph" style:parent-style-name="Heading1" style:next-style-name="Normal" style:default-outline-level="1">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true"/>
    </style:style>
    <style:style style:name="Textodeglobo" style:display-name="Texto de globo" style:family="paragraph" style:parent-style-name="Normal">
      <style:text-properties style:font-name="Tahoma" fo:font-size="8pt" style:font-size-asian="8pt" style:font-size-complex="8pt" fo:hyphenate="true"/>
    </style:style>
    <style:style style:name="Sinespaciado" style:display-name="Sin espaciado" style:family="paragraph">
      <style:paragraph-properties fo:margin-bottom="0in" fo:line-height="100%"/>
      <style:text-properties fo:hyphenate="true"/>
    </style:style>
    <style:style style:name="Quotations" style:display-name="Quotations" style:family="paragraph" style:parent-style-name="Normal" style:next-style-name="Normal">
      <style:text-properties fo:font-style="italic" style:font-style-asian="italic" style:font-style-complex="italic" fo:color="#000000" fo:hyphenate="true"/>
    </style:style>
    <style:style style:name="Citadestacada" style:display-name="Cita destacada" style:family="paragraph" style:parent-style-name="Normal" style:next-style-name="Normal">
      <style:paragraph-properties fo:border-top="none" fo:border-left="none" fo:border-bottom="0.0069in solid #4F81BD" fo:border-right="none" fo:padding="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DC1" style:display-name="TDC 1" style:family="paragraph" style:parent-style-name="Normal" style:next-style-name="Normal" style:auto-update="true">
      <style:paragraph-properties fo:margin-bottom="0.0694in"/>
      <style:text-properties fo:hyphenate="tru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tru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tru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tru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tru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tru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true"/>
    </style:style>
    <style:style style:name="NoSpacing" style:display-name="No Spacing" style:family="paragraph">
      <style:paragraph-properties fo:margin-bottom="0in" fo:line-height="100%"/>
      <style:text-properties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Fuentedepárrafopredeter." style:display-name="Fuente de párrafo predeter." style:family="text"/>
    <style:style style:name="FootnoteSymbol" style:display-name="Footnote Symbol" style:family="text"/>
    <style:style style:name="Footnoteanchor" style:display-name="Footnote anchor" style:family="text">
      <style:text-properties style:text-position="super 63.6%"/>
    </style:style>
    <style:style style:name="NumberingSymbols" style:display-name="Numbering Symbols" style:family="text"/>
    <style:style style:name="PageNumber" style:display-name="Page Numb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leChar" style:display-name="Title Char" style:family="text" style:parent-style-name="Fuentedepárrafopredeter.">
      <style:text-properties style:font-name="Cambria" style:font-name-asian="Times New Roman" style:font-name-complex="Times New Roman" fo:color="#17375E" fo:letter-spacing="0.0034in" style:letter-kerning="true" fo:font-size="26pt" style:font-size-asian="26pt" style:font-size-complex="26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SubtitleChar" style:display-name="Subtitle Char" style:family="text" style:parent-style-name="Fuentedepárrafopredeter.">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7Char" style:display-name="Heading 7 Char" style:family="text" style:parent-style-name="Fuentedepárrafopredeter.">
      <style:text-properties style:font-name="Cambria" style:font-name-asian="Times New Roman" style:font-name-complex="Times New Roman" fo:font-style="italic" style:font-style-asian="italic" style:font-style-complex="italic" fo:color="#404040"/>
    </style:style>
    <style:style style:name="BalloonTextChar" style:display-name="Balloon Text Char" style:family="text" style:parent-style-name="Fuentedepárrafopredeter.">
      <style:text-properties style:font-name="Tahoma" fo:font-size="8pt" style:font-size-asian="8pt" style:font-size-complex="8pt"/>
    </style:style>
    <style:style style:name="Heading1Char" style:display-name="Heading 1 Char" style:family="text" style:parent-style-name="Fuentedepárrafopredeter.">
      <style:text-properties style:font-name="Cambria" style:font-name-asian="Times New Roman" style:font-name-complex="Times New Roman" fo:font-weight="bold" style:font-weight-asian="bold" style:font-weight-complex="bold" fo:color="#376092" fo:font-size="14pt" style:font-size-asian="14pt" style:font-size-complex="14pt"/>
    </style:style>
    <style:style style:name="Heading2Char" style:display-name="Heading 2 Char" style:family="text" style:parent-style-name="Fuentedepárrafopredeter.">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Fuentedepárrafopredeter.">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Fuentedepárrafopredeter.">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Fuentedepárrafopredeter.">
      <style:text-properties style:font-name="Cambria" style:font-name-asian="Times New Roman" style:font-name-complex="Times New Roman" fo:color="#254061"/>
    </style:style>
    <style:style style:name="Heading6Char" style:display-name="Heading 6 Char" style:family="text" style:parent-style-name="Fuentedepárrafopredeter.">
      <style:text-properties style:font-name="Cambria" style:font-name-asian="Times New Roman" style:font-name-complex="Times New Roman" fo:font-style="italic" style:font-style-asian="italic" style:font-style-complex="italic" fo:color="#254061"/>
    </style:style>
    <style:style style:name="Heading8Char" style:display-name="Heading 8 Char" style:family="text" style:parent-style-name="Fuentedepárrafopredeter.">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Fuentedepárrafopredeter.">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QuoteChar" style:display-name="Quote Char" style:family="text" style:parent-style-name="Fuentedepárrafopredeter.">
      <style:text-properties fo:font-style="italic" style:font-style-asian="italic" style:font-style-complex="italic" fo:color="#000000"/>
    </style:style>
    <style:style style:name="IntenseQuoteChar" style:display-name="Intense Quote Char" style:family="text" style:parent-style-name="Fuentedepárrafopredeter.">
      <style:text-properties fo:font-weight="bold" style:font-weight-asian="bold" style:font-weight-complex="bold" fo:font-style="italic" style:font-style-asian="italic" style:font-style-complex="italic" fo:color="#4F81BD"/>
    </style:style>
    <style:style style:name="Énfasissutil" style:display-name="Énfasis sutil" style:family="text" style:parent-style-name="Fuentedepárrafopredeter.">
      <style:text-properties fo:font-style="italic" style:font-style-asian="italic" style:font-style-complex="italic" fo:color="#80808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color="#4F81BD"/>
    </style:style>
    <style:style style:name="Referenciasutil" style:display-name="Referencia sutil" style:family="text" style:parent-style-name="Fuentedepárrafopredeter.">
      <style:text-properties fo:font-variant="small-caps" fo:color="#C0504D" style:text-underline-type="single" style:text-underline-style="solid" style:text-underline-width="auto" style:text-underline-mode="continuous" style:text-underline-color="font-color"/>
    </style:style>
    <style:style style:name="Referenciaintensa" style:display-name="Referencia intensa" style:family="text" style:parent-style-name="Fuentedepárrafopredeter.">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ourceText" style:display-name="Source Text" style:family="text">
      <style:text-properties style:font-name="Courier New" style:font-name-asian="Courier New"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Char1" style:display-name="Balloon Text Char1"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708in" text:min-label-width="0.25in"/>
        <style:text-properties style:font-name="Symbol"/>
      </text:list-level-style-bullet>
      <text:list-level-style-bullet text:level="2" text:style-name="WW_CharLFO6LVL2" text:bullet-char="o">
        <style:list-level-properties text:space-before="0.7708in" text:min-label-width="0.25in"/>
        <style:text-properties style:font-name="Courier New"/>
      </text:list-level-style-bullet>
      <text:list-level-style-bullet text:level="3" text:style-name="WW_CharLFO6LVL3" text:bullet-char="">
        <style:list-level-properties text:space-before="1.2708in" text:min-label-width="0.25in"/>
        <style:text-properties style:font-name="Wingdings"/>
      </text:list-level-style-bullet>
      <text:list-level-style-bullet text:level="4" text:style-name="WW_CharLFO6LVL4" text:bullet-char="">
        <style:list-level-properties text:space-before="1.7708in" text:min-label-width="0.25in"/>
        <style:text-properties style:font-name="Symbol"/>
      </text:list-level-style-bullet>
      <text:list-level-style-bullet text:level="5" text:style-name="WW_CharLFO6LVL5" text:bullet-char="o">
        <style:list-level-properties text:space-before="2.2708in" text:min-label-width="0.25in"/>
        <style:text-properties style:font-name="Courier New"/>
      </text:list-level-style-bullet>
      <text:list-level-style-bullet text:level="6" text:style-name="WW_CharLFO6LVL6" text:bullet-char="">
        <style:list-level-properties text:space-before="2.7708in" text:min-label-width="0.25in"/>
        <style:text-properties style:font-name="Wingdings"/>
      </text:list-level-style-bullet>
      <text:list-level-style-bullet text:level="7" text:style-name="WW_CharLFO6LVL7" text:bullet-char="">
        <style:list-level-properties text:space-before="3.2708in" text:min-label-width="0.25in"/>
        <style:text-properties style:font-name="Symbol"/>
      </text:list-level-style-bullet>
      <text:list-level-style-bullet text:level="8" text:style-name="WW_CharLFO6LVL8" text:bullet-char="o">
        <style:list-level-properties text:space-before="3.7708in" text:min-label-width="0.25in"/>
        <style:text-properties style:font-name="Courier New"/>
      </text:list-level-style-bullet>
      <text:list-level-style-bullet text:level="9" text:style-name="WW_CharLFO6LVL9" text:bullet-char="">
        <style:list-level-properties text:space-before="4.2708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73in" fo:page-height="11.692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Standard" style:family="paragraph">
      <style:paragraph-properties fo:text-align="end"/>
    </style:style>
    <style:style style:name="T3" style:parent-style-name="Fuentedepárrafopredeter." style:family="text">
      <style:text-properties fo:color="#999999"/>
    </style:style>
    <style:style style:name="T4" style:parent-style-name="Fuentedepárrafopredeter." style:family="text">
      <style:text-properties fo:font-weight="bold" style:font-weight-asian="bold" style:font-weight-complex="bold" fo:color="#004586"/>
    </style:style>
    <style:style style:name="P5" style:parent-style-name="Footer" style:family="paragraph">
      <style:paragraph-properties fo:text-align="end"/>
    </style:style>
  </office:automatic-styles>
  <office:master-styles>
    <style:master-page style:name="MP0" style:page-layout-name="PL0">
      <style:header>
        <text:p text:style-name="P2"><text:span text:style-name="T3">Análisis de la Información (75.09) -</text:span><text:s/><text:span text:style-name="T4">TODOMUNDO Transportes</text:span></text:p>
      </style:header>
      <style:footer>
        <text:p text:style-name="P5"><text:page-number text:fixed="false">28</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ODOMUNDO Transportes</dc:title>
    <meta:initial-creator/>
    <dc:creator>Agustin</dc:creator>
    <meta:creation-date>2010-04-16T02:12:00Z</meta:creation-date>
    <dc:date>2010-05-10T16:12:00Z</dc:date>
    <meta:template xlink:href="Normal" xlink:type="simple"/>
    <meta:editing-cycles>123</meta:editing-cycles>
    <meta:editing-duration>PT62640S</meta:editing-duration>
    <meta:document-statistic meta:page-count="32" meta:paragraph-count="65" meta:word-count="5012" meta:character-count="32515" meta:row-count="229" meta:non-whitespace-character-count="27568"/>
  </office:meta>
</office:document-meta>
</file>